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462016.900999538" calcext:value-type="float">
            <text:p><text:s/>462,017 <text:s/></text:p>
          </table:table-cell>
          <table:table-cell table:style-name="ce41" office:value-type="float" office:value="5408.09431979821" calcext:value-type="float">
            <text:p><text:s/>5,408 <text:s/></text:p>
          </table:table-cell>
          <table:table-cell table:style-name="ce41" office:value-type="float" office:value="456608.80667974" calcext:value-type="float">
            <text:p><text:s/>456,609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459199.393" calcext:value-type="float">
            <text:p><text:s/>10,459,199 <text:s/></text:p>
          </table:table-cell>
          <table:table-cell table:style-name="ce42" office:value-type="float" office:value="3365654.148" calcext:value-type="float">
            <text:p><text:s/>3,365,654 <text:s/></text:p>
          </table:table-cell>
          <table:table-cell table:style-name="ce42" office:value-type="float" office:value="6930405.205" calcext:value-type="float">
            <text:p><text:s/>6,930,405 <text:s/></text:p>
          </table:table-cell>
          <table:table-cell table:style-name="ce42" office:value-type="float" office:value="51350.04" calcext:value-type="float">
            <text:p><text:s/>51,3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790" calcext:value-type="float">
            <text:p><text:s/>111,7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35872.2" calcext:value-type="float">
            <text:p><text:s/>35,8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5872.2" calcext:value-type="float">
            <text:p><text:s/>35,8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79061.023269538" calcext:value-type="float">
            <text:p><text:s/>179,061 <text:s/></text:p>
          </table:table-cell>
          <table:table-cell table:style-name="ce42" office:value-type="float" office:value="599441.935319798" calcext:value-type="float">
            <text:p><text:s/>599,442 <text:s/></text:p>
          </table:table-cell>
          <table:table-cell table:style-name="ce42" office:value-type="float" office:value="-433898.11232026" calcext:value-type="float">
            <text:p><text:s/>-433,8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17.20027" calcext:value-type="float">
            <text:p><text:s/>13,5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706283.07073" calcext:value-type="float">
            <text:p><text:s/>10,706,283 <text:s/></text:p>
          </table:table-cell>
          <table:table-cell table:style-name="ce43" office:value-type="float" office:value="2771620.307" calcext:value-type="float">
            <text:p><text:s/>2,771,620 <text:s/></text:p>
          </table:table-cell>
          <table:table-cell table:style-name="ce43" office:value-type="float" office:value="7820912.124" calcext:value-type="float">
            <text:p><text:s/>7,820,912 <text:s/></text:p>
          </table:table-cell>
          <table:table-cell table:style-name="ce43" office:value-type="float" office:value="51350.04" calcext:value-type="float">
            <text:p><text:s/>51,35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2400.59973" calcext:value-type="float">
            <text:p><text:s/>62,40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270315.1233803" calcext:value-type="float">
            <text:p><text:s/>10,270,315 <text:s/></text:p>
          </table:table-cell>
          <table:table-cell table:style-name="ce42" office:value-type="float" office:value="2771620.307" calcext:value-type="float">
            <text:p><text:s/>2,771,620 <text:s/></text:p>
          </table:table-cell>
          <table:table-cell table:style-name="ce42" office:value-type="float" office:value="5325649.4578797" calcext:value-type="float">
            <text:p><text:s/>5,325,6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45131.16547" calcext:value-type="float">
            <text:p><text:s/>1,745,1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771992.007" calcext:value-type="float">
            <text:p><text:s/>2,771,992 <text:s/></text:p>
          </table:table-cell>
          <table:table-cell table:style-name="ce42" office:value-type="float" office:value="2771620.307" calcext:value-type="float">
            <text:p><text:s/>2,771,6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1.7" calcext:value-type="float">
            <text:p><text:s/>3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800574.90847" calcext:value-type="float">
            <text:p><text:s/>1,800,5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815.443" calcext:value-type="float">
            <text:p><text:s/>55,8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44759.46547" calcext:value-type="float">
            <text:p><text:s/>1,744,7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991388.768" calcext:value-type="float">
            <text:p><text:s/>4,991,3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91388.768" calcext:value-type="float">
            <text:p><text:s/>4,991,3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06359.439910291" calcext:value-type="float">
            <text:p><text:s/>706,35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78445.246879701" calcext:value-type="float">
            <text:p><text:s/>278,44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522864.3219" calcext:value-type="float">
            <text:p><text:s/>3,522,8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83613.7" calcext:value-type="float">
            <text:p><text:s/>2,083,6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522864.3219" calcext:value-type="float">
            <text:p><text:s/>3,522,8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83613.7" calcext:value-type="float">
            <text:p><text:s/>2,083,6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55661.3145" calcext:value-type="float">
            <text:p><text:s/>555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8.715" calcext:value-type="float">
            <text:p><text:s/>1,7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0" calcext:value-type="float">
            <text:p><text:s/>1,7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578.987" calcext:value-type="float">
            <text:p><text:s/>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8.987" calcext:value-type="float">
            <text:p><text:s/>5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75050.0281" calcext:value-type="float">
            <text:p><text:s/>275,0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9.728" calcext:value-type="float">
            <text:p><text:s/>1,1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0" calcext:value-type="float">
            <text:p><text:s/>1,7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80032.2994" calcext:value-type="float">
            <text:p><text:s/>280,03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8915.50333" calcext:value-type="float">
            <text:p><text:s/>28,91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08.19973" calcext:value-type="float">
            <text:p><text:s/>1,40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374255.45141971" calcext:value-type="float">
            <text:p><text:s/>3,374,25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93533.9511203" calcext:value-type="float">
            <text:p><text:s/>2,493,534 <text:s/></text:p>
          </table:table-cell>
          <table:table-cell table:style-name="ce44" office:value-type="float" office:value="51350.04" calcext:value-type="float">
            <text:p><text:s/>51,35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97724.93453" calcext:value-type="float">
            <text:p><text:s/>397,72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245807.41141971" calcext:value-type="float">
            <text:p><text:s/>3,245,8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93533.9511203" calcext:value-type="float">
            <text:p><text:s/>2,493,53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20626.93453" calcext:value-type="float">
            <text:p><text:s/>320,62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235409.79441971" calcext:value-type="float">
            <text:p><text:s/>3,235,4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83136.3341203" calcext:value-type="float">
            <text:p><text:s/>2,483,1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0626.93453" calcext:value-type="float">
            <text:p><text:s/>320,6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0840.545" calcext:value-type="float">
            <text:p><text:s/>10,8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40.545" calcext:value-type="float">
            <text:p><text:s/>10,8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699.034" calcext:value-type="float">
            <text:p><text:s/>3,6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99.034" calcext:value-type="float">
            <text:p><text:s/>3,6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3398.3184920438" calcext:value-type="float">
            <text:p><text:s/>33,3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398.3184920438" calcext:value-type="float">
            <text:p><text:s/>33,3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68952.460237797" calcext:value-type="float">
            <text:p><text:s/>168,9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952.460237797" calcext:value-type="float">
            <text:p><text:s/>168,9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25320.455390458" calcext:value-type="float">
            <text:p><text:s/>525,3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5320.455390458" calcext:value-type="float">
            <text:p><text:s/>525,3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6978.8135389424" calcext:value-type="float">
            <text:p><text:s/>76,9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978.8135389424" calcext:value-type="float">
            <text:p><text:s/>76,9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0671.552" calcext:value-type="float">
            <text:p>( 40,67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0671.552" calcext:value-type="float">
            <text:p>( 40,67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36307.2615389424" calcext:value-type="float">
            <text:p>( 36,30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6307.2615389424" calcext:value-type="float">
            <text:p>( 36,30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51500.198820132" calcext:value-type="float">
            <text:p><text:s/>251,5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1500.198820132" calcext:value-type="float">
            <text:p><text:s/>251,5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87228.336031383" calcext:value-type="float">
            <text:p><text:s/>187,2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228.336031383" calcext:value-type="float">
            <text:p><text:s/>187,2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9613.107" calcext:value-type="float">
            <text:p><text:s/>9,613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9613.107" calcext:value-type="float">
            <text:p><text:s/>9,61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126.757" calcext:value-type="float">
            <text:p><text:s/>1,1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6.757" calcext:value-type="float">
            <text:p><text:s/>1,1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29081.691" calcext:value-type="float">
            <text:p><text:s/>1,729,0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3320.691" calcext:value-type="float">
            <text:p><text:s/>1,723,3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61" calcext:value-type="float">
            <text:p><text:s/>5,7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77040.354" calcext:value-type="float">
            <text:p><text:s/>1,477,0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7040.354" calcext:value-type="float">
            <text:p><text:s/>1,477,0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52041.337" calcext:value-type="float">
            <text:p><text:s/>252,0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280.337" calcext:value-type="float">
            <text:p><text:s/>246,2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61" calcext:value-type="float">
            <text:p><text:s/>5,7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53221.34829941" calcext:value-type="float">
            <text:p><text:s/>753,2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21.988" calcext:value-type="float">
            <text:p><text:s/>16,3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5252.83453" calcext:value-type="float">
            <text:p><text:s/>305,2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45701.94829941" calcext:value-type="float">
            <text:p><text:s/>745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21.988" calcext:value-type="float">
            <text:p><text:s/>16,3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733.43453" calcext:value-type="float">
            <text:p><text:s/>297,7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7519.4" calcext:value-type="float">
            <text:p><text:s/>7,5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519.4" calcext:value-type="float">
            <text:p><text:s/>7,5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7751.785" calcext:value-type="float">
            <text:p><text:s/>7,752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56.085" calcext:value-type="float">
            <text:p><text:s/>15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595.7" calcext:value-type="float">
            <text:p><text:s/>7,596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83.2" calcext:value-type="float">
            <text:p><text:s/>1,3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83.2" calcext:value-type="float">
            <text:p><text:s/>1,3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64.9" calcext:value-type="float">
            <text:p><text:s/>5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64.9" calcext:value-type="float">
            <text:p><text:s/>5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69.3" calcext:value-type="float">
            <text:p><text:s/>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9.3" calcext:value-type="float">
            <text:p><text:s/>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47.38" calcext:value-type="float">
            <text:p><text:s/>2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7.38" calcext:value-type="float">
            <text:p><text:s/>2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47.38" calcext:value-type="float">
            <text:p><text:s/>2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7.38" calcext:value-type="float">
            <text:p><text:s/>2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0137.868" calcext:value-type="float">
            <text:p><text:s/>10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37.868" calcext:value-type="float">
            <text:p><text:s/>10,1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73.036" calcext:value-type="float">
            <text:p><text:s/>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.036" calcext:value-type="float">
            <text:p><text:s/>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0064.832" calcext:value-type="float">
            <text:p><text:s/>10,0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064.832" calcext:value-type="float">
            <text:p><text:s/>10,06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2.369" calcext:value-type="float">
            <text:p><text:s/>1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.369" calcext:value-type="float">
            <text:p><text:s/>1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28448.04" calcext:value-type="float">
            <text:p><text:s/>128,4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50.04" calcext:value-type="float">
            <text:p><text:s/>51,3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098" calcext:value-type="float">
            <text:p><text:s/>77,0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28448.04" calcext:value-type="float">
            <text:p><text:s/>128,4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50.04" calcext:value-type="float">
            <text:p><text:s/>51,3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098" calcext:value-type="float">
            <text:p><text:s/>77,0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525624.919005" calcext:value-type="float">
            <text:p><text:s/>26,525,6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30280.919005" calcext:value-type="float">
            <text:p><text:s/>25,030,2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5344" calcext:value-type="float">
            <text:p><text:s/>1,495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605443.616" calcext:value-type="float">
            <text:p><text:s/>23,605,4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05443.616" calcext:value-type="float">
            <text:p><text:s/>23,605,4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20181.303005" calcext:value-type="float">
            <text:p><text:s/>2,920,1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4837.303005" calcext:value-type="float">
            <text:p><text:s/>1,424,8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5344" calcext:value-type="float">
            <text:p><text:s/>1,495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21609.8" calcext:value-type="float">
            <text:p><text:s/>121,610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40335.8587376" calcext:value-type="float">
            <text:p><text:s/>26,740,336 <text:s/></text:p>
          </table:table-cell>
          <table:table-cell table:style-name="ce42" office:value-type="float" office:value="21716736.3" calcext:value-type="float">
            <text:p><text:s/>21,716,7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8341.3532" calcext:value-type="float">
            <text:p><text:s/>948,3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67036.19240159" calcext:value-type="float">
            <text:p><text:s/>1,267,0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2331.04" calcext:value-type="float">
            <text:p><text:s/>1,622,3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3857.408" calcext:value-type="float">
            <text:p><text:s/>493,8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819801.367205788" calcext:value-type="float">
            <text:p><text:s/>-819,801 <text:s/></text:p>
          </table:table-cell>
          <table:table-cell table:style-name="ce42" office:value-type="float" office:value="-269298" calcext:value-type="float">
            <text:p><text:s/>-269,2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36.9416" calcext:value-type="float">
            <text:p><text:s/>12,13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298522.3855418" calcext:value-type="float">
            <text:p><text:s/>24,298,522 <text:s/></text:p>
          </table:table-cell>
          <table:table-cell table:style-name="ce43" office:value-type="float" office:value="22107644.1" calcext:value-type="float">
            <text:p><text:s/>22,107,64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36204.4116" calcext:value-type="float">
            <text:p><text:s/>936,2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66082.42073846" calcext:value-type="float">
            <text:p><text:s/>3,066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42.2192" calcext:value-type="float">
            <text:p><text:s/>4,94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8426.998464" calcext:value-type="float">
            <text:p><text:s/>158,427 <text:s/></text:p>
          </table:table-cell>
          <table:table-cell table:style-name="ce42" office:value-type="float" office:value="226122.14436714" calcext:value-type="float">
            <text:p><text:s/>226,122 <text:s/></text:p>
          </table:table-cell>
          <table:table-cell table:style-name="ce42" office:value-type="float" office:value="43365.05019945" calcext:value-type="float">
            <text:p><text:s/>43,365 <text:s/></text:p>
          </table:table-cell>
          <table:table-cell table:style-name="ce42" office:value-type="float" office:value="27020782.1369629" calcext:value-type="float">
            <text:p><text:s/>27,020,782 <text:s/></text:p>
          </table:table-cell>
          <table:table-cell table:style-name="ce42" office:value-type="float" office:value="22107644.1" calcext:value-type="float">
            <text:p><text:s/>22,107,6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19836.09" calcext:value-type="float">
            <text:p><text:s/>22,119,836 <text:s/></text:p>
          </table:table-cell>
          <table:table-cell table:style-name="ce42" office:value-type="float" office:value="22107644.1" calcext:value-type="float">
            <text:p><text:s/>22,107,6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20483.32" calcext:value-type="float">
            <text:p><text:s/>4,820,4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58426.998464" calcext:value-type="float">
            <text:p><text:s/>158,427 <text:s/></text:p>
          </table:table-cell>
          <table:table-cell table:style-name="ce43" office:value-type="float" office:value="226122.14436714" calcext:value-type="float">
            <text:p><text:s/>226,122 <text:s/></text:p>
          </table:table-cell>
          <table:table-cell table:style-name="ce43" office:value-type="float" office:value="43365.05019945" calcext:value-type="float">
            <text:p><text:s/>43,365 <text:s/></text:p>
          </table:table-cell>
          <table:table-cell table:style-name="ce43" office:value-type="float" office:value="80462.7269629193" calcext:value-type="float">
            <text:p><text:s/>80,46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97398.34" calcext:value-type="float">
            <text:p><text:s/>597,398 <text:s/></text:p>
          </table:table-cell>
          <table:table-cell table:style-name="ce42" office:value-type="float" office:value="740581.0776" calcext:value-type="float">
            <text:p><text:s/>740,581 <text:s/></text:p>
          </table:table-cell>
          <table:table-cell table:style-name="ce42" office:value-type="float" office:value="101271.2043" calcext:value-type="float">
            <text:p><text:s/>101,271 <text:s/></text:p>
          </table:table-cell>
          <table:table-cell table:style-name="ce42" office:value-type="float" office:value="25417136.7490936" calcext:value-type="float">
            <text:p><text:s/>25,417,1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5881.7" calcext:value-type="float">
            <text:p><text:s/>885,882 <text:s/></text:p>
          </table:table-cell>
          <table:table-cell table:style-name="ce42" office:value-type="float" office:value="486729.2928" calcext:value-type="float">
            <text:p><text:s/>486,7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97398.34" calcext:value-type="float">
            <text:p><text:s/>597,398 <text:s/></text:p>
          </table:table-cell>
          <table:table-cell table:style-name="ce42" office:value-type="float" office:value="740581.0776" calcext:value-type="float">
            <text:p><text:s/>740,581 <text:s/></text:p>
          </table:table-cell>
          <table:table-cell table:style-name="ce42" office:value-type="float" office:value="101271.2043" calcext:value-type="float">
            <text:p><text:s/>101,271 <text:s/></text:p>
          </table:table-cell>
          <table:table-cell table:style-name="ce42" office:value-type="float" office:value="23645415.826892" calcext:value-type="float">
            <text:p><text:s/>23,645,4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5881.7" calcext:value-type="float">
            <text:p><text:s/>885,882 <text:s/></text:p>
          </table:table-cell>
          <table:table-cell table:style-name="ce42" office:value-type="float" office:value="362000.5793984" calcext:value-type="float">
            <text:p><text:s/>362,00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71720.9222016" calcext:value-type="float">
            <text:p><text:s/>1,771,72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24728.7134016" calcext:value-type="float">
            <text:p><text:s/>124,7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54135.8" calcext:value-type="float">
            <text:p><text:s/>154,136 <text:s/></text:p>
          </table:table-cell>
          <table:table-cell table:style-name="ce42" office:value-type="float" office:value="369679.1175" calcext:value-type="float">
            <text:p><text:s/>369,679 <text:s/></text:p>
          </table:table-cell>
          <table:table-cell table:style-name="ce42" office:value-type="float" office:value="28367.682" calcext:value-type="float">
            <text:p><text:s/>28,368 <text:s/></text:p>
          </table:table-cell>
          <table:table-cell table:style-name="ce42" office:value-type="float" office:value="1841897.1702" calcext:value-type="float">
            <text:p><text:s/>1,841,8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5881.7" calcext:value-type="float">
            <text:p><text:s/>885,882 <text:s/></text:p>
          </table:table-cell>
          <table:table-cell table:style-name="ce42" office:value-type="float" office:value="30341.2824" calcext:value-type="float">
            <text:p><text:s/>30,3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2.28" calcext:value-type="float">
            <text:p><text:s/>2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3895.2" calcext:value-type="float">
            <text:p><text:s/>93,895 <text:s/></text:p>
          </table:table-cell>
          <table:table-cell table:style-name="ce42" office:value-type="float" office:value="149887.4181" calcext:value-type="float">
            <text:p><text:s/>149,887 <text:s/></text:p>
          </table:table-cell>
          <table:table-cell table:style-name="ce42" office:value-type="float" office:value="28367.682" calcext:value-type="float">
            <text:p><text:s/>28,368 <text:s/></text:p>
          </table:table-cell>
          <table:table-cell table:style-name="ce42" office:value-type="float" office:value="9875.92" calcext:value-type="float">
            <text:p><text:s/>9,8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0240.6" calcext:value-type="float">
            <text:p><text:s/>60,241 <text:s/></text:p>
          </table:table-cell>
          <table:table-cell table:style-name="ce42" office:value-type="float" office:value="219791.6994" calcext:value-type="float">
            <text:p><text:s/>219,7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5877.7902" calcext:value-type="float">
            <text:p><text:s/>1,825,8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5881.7" calcext:value-type="float">
            <text:p><text:s/>885,882 <text:s/></text:p>
          </table:table-cell>
          <table:table-cell table:style-name="ce42" office:value-type="float" office:value="30341.2824" calcext:value-type="float">
            <text:p><text:s/>30,3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29.58" calcext:value-type="float">
            <text:p><text:s/>5,4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0.82" calcext:value-type="float">
            <text:p><text:s/>43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625.06" calcext:value-type="float">
            <text:p><text:s/>5,625 <text:s/></text:p>
          </table:table-cell>
          <table:table-cell table:style-name="ce44" office:value-type="float" office:value="18073.4085" calcext:value-type="float">
            <text:p><text:s/>18,073 <text:s/></text:p>
          </table:table-cell>
          <table:table-cell table:style-name="ce44" office:value-type="float" office:value="3808.8351" calcext:value-type="float">
            <text:p><text:s/>3,80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79210.481536" calcext:value-type="float">
            <text:p><text:s/>279,210 <text:s/></text:p>
          </table:table-cell>
          <table:table-cell table:style-name="ce44" office:value-type="float" office:value="126706.40723286" calcext:value-type="float">
            <text:p><text:s/>126,706 <text:s/></text:p>
          </table:table-cell>
          <table:table-cell table:style-name="ce44" office:value-type="float" office:value="25729.63700055" calcext:value-type="float">
            <text:p><text:s/>25,730 <text:s/></text:p>
          </table:table-cell>
          <table:table-cell table:style-name="ce44" office:value-type="float" office:value="17786897.406734" calcext:value-type="float">
            <text:p><text:s/>17,786,89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87650.2028" calcext:value-type="float">
            <text:p><text:s/>1,387,65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79210.481536" calcext:value-type="float">
            <text:p><text:s/>279,210 <text:s/></text:p>
          </table:table-cell>
          <table:table-cell table:style-name="ce44" office:value-type="float" office:value="126706.40723286" calcext:value-type="float">
            <text:p><text:s/>126,706 <text:s/></text:p>
          </table:table-cell>
          <table:table-cell table:style-name="ce44" office:value-type="float" office:value="25729.63700055" calcext:value-type="float">
            <text:p><text:s/>25,730 <text:s/></text:p>
          </table:table-cell>
          <table:table-cell table:style-name="ce44" office:value-type="float" office:value="13900679.0600371" calcext:value-type="float">
            <text:p><text:s/>13,900,67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87650.2028" calcext:value-type="float">
            <text:p><text:s/>1,387,6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79210.481536" calcext:value-type="float">
            <text:p><text:s/>279,210 <text:s/></text:p>
          </table:table-cell>
          <table:table-cell table:style-name="ce42" office:value-type="float" office:value="126706.40723286" calcext:value-type="float">
            <text:p><text:s/>126,706 <text:s/></text:p>
          </table:table-cell>
          <table:table-cell table:style-name="ce42" office:value-type="float" office:value="25729.63700055" calcext:value-type="float">
            <text:p><text:s/>25,730 <text:s/></text:p>
          </table:table-cell>
          <table:table-cell table:style-name="ce42" office:value-type="float" office:value="4730096.36083708" calcext:value-type="float">
            <text:p><text:s/>4,730,0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9154.5456" calcext:value-type="float">
            <text:p><text:s/>189,1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41" calcext:value-type="float">
            <text:p><text:s/>38,4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439.168513801" calcext:value-type="float">
            <text:p><text:s/>440,4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50.5572" calcext:value-type="float">
            <text:p><text:s/>1,2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9916.942492338" calcext:value-type="float">
            <text:p><text:s/>829,9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.0884" calcext:value-type="float">
            <text:p><text:s/>1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490.75" calcext:value-type="float">
            <text:p><text:s/>23,4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59.19" calcext:value-type="float">
            <text:p><text:s/>9,0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6338.579271296" calcext:value-type="float">
            <text:p><text:s/>436,3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49.8748" calcext:value-type="float">
            <text:p><text:s/>1,4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4.778" calcext:value-type="float">
            <text:p><text:s/>3,7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93.128" calcext:value-type="float">
            <text:p><text:s/>1,6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7583.233141484" calcext:value-type="float">
            <text:p><text:s/>997,5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8.02" calcext:value-type="float">
            <text:p><text:s/>1,0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7583.233177346" calcext:value-type="float">
            <text:p><text:s/>997,5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8.02" calcext:value-type="float">
            <text:p><text:s/>1,0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97583.23319432" calcext:value-type="float">
            <text:p>( 997,58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18.02" calcext:value-type="float">
            <text:p>( 1,01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-0.000016974" calcext:value-type="float">
            <text:p>( -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25189600251455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10672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544.174" calcext:value-type="float">
            <text:p><text:s/>98,5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43.104" calcext:value-type="float">
            <text:p><text:s/>1,5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821.2672" calcext:value-type="float">
            <text:p><text:s/>99,8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65.8372" calcext:value-type="float">
            <text:p><text:s/>7,46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8854.98261816" calcext:value-type="float">
            <text:p><text:s/>198,85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2450.9204" calcext:value-type="float">
            <text:p><text:s/>12,4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0256.548" calcext:value-type="float">
            <text:p><text:s/>660,2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145.898" calcext:value-type="float">
            <text:p><text:s/>97,1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762.68" calcext:value-type="float">
            <text:p><text:s/>76,7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3493.868" calcext:value-type="float">
            <text:p><text:s/>583,4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145.898" calcext:value-type="float">
            <text:p><text:s/>97,1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2294.3316" calcext:value-type="float">
            <text:p>( 72,29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5061.8516" calcext:value-type="float">
            <text:p>( 45,06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33573.3068" calcext:value-type="float">
            <text:p>( 233,573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4578.9468" calcext:value-type="float">
            <text:p>( 4,57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79210.481536" calcext:value-type="float">
            <text:p><text:s/>279,210 <text:s/></text:p>
          </table:table-cell>
          <table:table-cell table:style-name="ce42" office:value-type="float" office:value="126706.40723286" calcext:value-type="float">
            <text:p><text:s/>126,706 <text:s/></text:p>
          </table:table-cell>
          <table:table-cell table:style-name="ce42" office:value-type="float" office:value="25729.63700055" calcext:value-type="float">
            <text:p><text:s/>25,730 <text:s/></text:p>
          </table:table-cell>
          <table:table-cell table:style-name="ce42" office:value-type="float" office:value="466899.1868" calcext:value-type="float">
            <text:p><text:s/>466,8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545.7868" calcext:value-type="float">
            <text:p><text:s/>20,5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79210.481536" calcext:value-type="float">
            <text:p><text:s/>279,210 <text:s/></text:p>
          </table:table-cell>
          <table:table-cell table:style-name="ce42" office:value-type="float" office:value="126706.40723286" calcext:value-type="float">
            <text:p><text:s/>126,706 <text:s/></text:p>
          </table:table-cell>
          <table:table-cell table:style-name="ce42" office:value-type="float" office:value="25729.63700055" calcext:value-type="float">
            <text:p><text:s/>25,730 <text:s/></text:p>
          </table:table-cell>
          <table:table-cell table:style-name="ce42" office:value-type="float" office:value="410801.9336" calcext:value-type="float">
            <text:p><text:s/>410,8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820.3136" calcext:value-type="float">
            <text:p><text:s/>19,8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097.2532" calcext:value-type="float">
            <text:p><text:s/>56,0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5.4732" calcext:value-type="float">
            <text:p><text:s/>7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4.8" calcext:value-type="float">
            <text:p>( 12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506.4764" calcext:value-type="float">
            <text:p><text:s/>78,5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56.4964" calcext:value-type="float">
            <text:p><text:s/>2,65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911.89" calcext:value-type="float">
            <text:p><text:s/>18,912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359.3976" calcext:value-type="float">
            <text:p><text:s/>78,3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40.2576" calcext:value-type="float">
            <text:p><text:s/>10,5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650.7396" calcext:value-type="float">
            <text:p><text:s/>56,6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4.3296" calcext:value-type="float">
            <text:p><text:s/>2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852.3072" calcext:value-type="float">
            <text:p><text:s/>59,8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014.2472" calcext:value-type="float">
            <text:p><text:s/>31,0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1.54" calcext:value-type="float">
            <text:p><text:s/>8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624.21" calcext:value-type="float">
            <text:p><text:s/>133,6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85132.012" calcext:value-type="float">
            <text:p><text:s/>6,085,1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926.892" calcext:value-type="float">
            <text:p><text:s/>81,9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1142.6" calcext:value-type="float">
            <text:p><text:s/>5,741,1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228.24" calcext:value-type="float">
            <text:p><text:s/>43,2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834.28" calcext:value-type="float">
            <text:p><text:s/>218,8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2921.38" calcext:value-type="float">
            <text:p><text:s/>852,9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13.99" calcext:value-type="float">
            <text:p><text:s/>3,5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49407.39" calcext:value-type="float">
            <text:p><text:s/>849,40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2228.1752" calcext:value-type="float">
            <text:p><text:s/>1,042,2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94.5252" calcext:value-type="float">
            <text:p><text:s/>8,1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326.9496" calcext:value-type="float">
            <text:p><text:s/>102,3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52.1996" calcext:value-type="float">
            <text:p><text:s/>7,0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57.51" calcext:value-type="float">
            <text:p><text:s/>5,6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92.24" calcext:value-type="float">
            <text:p><text:s/>10,4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80.86" calcext:value-type="float">
            <text:p><text:s/>15,0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01.06" calcext:value-type="float">
            <text:p><text:s/>9,4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8392.9132" calcext:value-type="float">
            <text:p><text:s/>758,3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4.7332" calcext:value-type="float">
            <text:p><text:s/>56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0876.6424" calcext:value-type="float">
            <text:p><text:s/>140,87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77.5924" calcext:value-type="float">
            <text:p><text:s/>57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90301.132" calcext:value-type="float">
            <text:p><text:s/>1,190,30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90301.132" calcext:value-type="float">
            <text:p><text:s/>1,190,3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86218.34669696" calcext:value-type="float">
            <text:p><text:s/>3,886,2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86218.34669696" calcext:value-type="float">
            <text:p><text:s/>3,886,2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65361.844" calcext:value-type="float">
            <text:p>( 2,065,36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48023.52335" calcext:value-type="float">
            <text:p><text:s/>22,248,0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17889.944" calcext:value-type="float">
            <text:p><text:s/>21,617,8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0133.57935" calcext:value-type="float">
            <text:p><text:s/>630,1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275.76" calcext:value-type="float">
            <text:p><text:s/>243,276 <text:s/></text:p>
          </table:table-cell>
          <table:table-cell table:style-name="ce42" office:value-type="float" office:value="58820.58" calcext:value-type="float">
            <text:p><text:s/>58,821 <text:s/></text:p>
          </table:table-cell>
          <table:table-cell table:style-name="ce42" office:value-type="float" office:value="8228.22" calcext:value-type="float">
            <text:p><text:s/>8,2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493857.408" calcext:value-type="float">
            <text:p><text:s/>493,8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73997.537712" calcext:value-type="float">
            <text:p><text:s/>-73,998 <text:s/></text:p>
          </table:table-cell>
          <table:table-cell table:style-name="ce42" office:value-type="float" office:value="-303.51" calcext:value-type="float">
            <text:p><text:s/>-304 <text:s/></text:p>
          </table:table-cell>
          <table:table-cell table:style-name="ce42" office:value-type="float" office:value="-159187.704" calcext:value-type="float">
            <text:p><text:s/>-159,188 <text:s/></text:p>
          </table:table-cell>
          <table:table-cell table:style-name="ce42" office:value-type="float" office:value="-431744.82" calcext:value-type="float">
            <text:p><text:s/>-431,745 <text:s/></text:p>
          </table:table-cell>
          <table:table-cell table:style-name="ce42" office:value-type="float" office:value="-45782.8442536429" calcext:value-type="float">
            <text:p><text:s/>-45,783 <text:s/></text:p>
          </table:table-cell>
          <table:table-cell table:style-name="ce42" office:value-type="float" office:value="-4354.5" calcext:value-type="float">
            <text:p><text:s/>-4,355 <text:s/></text:p>
          </table:table-cell>
          <table:table-cell table:style-name="ce42" office:value-type="float" office:value="-52095.0728662388" calcext:value-type="float">
            <text:p><text:s/>-52,095 <text:s/></text:p>
          </table:table-cell>
          <table:table-cell table:style-name="ce42" office:value-type="float" office:value="-53771.3271337612" calcext:value-type="float">
            <text:p><text:s/>-53,771 <text:s/></text:p>
          </table:table-cell>
          <table:table-cell table:style-name="ce42" office:value-type="float" office:value="166288.9" calcext:value-type="float">
            <text:p><text:s/>166,28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3997.537712" calcext:value-type="float">
            <text:p><text:s/>73,998 <text:s/></text:p>
          </table:table-cell>
          <table:table-cell table:style-name="ce43" office:value-type="float" office:value="303.51" calcext:value-type="float">
            <text:p><text:s/>304 <text:s/></text:p>
          </table:table-cell>
          <table:table-cell table:style-name="ce43" office:value-type="float" office:value="402463.464" calcext:value-type="float">
            <text:p><text:s/>402,463 <text:s/></text:p>
          </table:table-cell>
          <table:table-cell table:style-name="ce43" office:value-type="float" office:value="490565.4" calcext:value-type="float">
            <text:p><text:s/>490,565 <text:s/></text:p>
          </table:table-cell>
          <table:table-cell table:style-name="ce43" office:value-type="float" office:value="54011.0642536429" calcext:value-type="float">
            <text:p><text:s/>54,011 <text:s/></text:p>
          </table:table-cell>
          <table:table-cell table:style-name="ce43" office:value-type="float" office:value="4354.5" calcext:value-type="float">
            <text:p><text:s/>4,355 <text:s/></text:p>
          </table:table-cell>
          <table:table-cell table:style-name="ce43" office:value-type="float" office:value="52095.0728662388" calcext:value-type="float">
            <text:p><text:s/>52,095 <text:s/></text:p>
          </table:table-cell>
          <table:table-cell table:style-name="ce43" office:value-type="float" office:value="-440086.080866239" calcext:value-type="float">
            <text:p><text:s/>-440,086 <text:s/></text:p>
          </table:table-cell>
          <table:table-cell table:style-name="ce43" office:value-type="float" office:value="-166288.9" calcext:value-type="float">
            <text:p><text:s/>-166,2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5557.52" calcext:value-type="float">
            <text:p><text:s/>1,155,558 <text:s/></text:p>
          </table:table-cell>
          <table:table-cell table:style-name="ce42" office:value-type="float" office:value="414.96" calcext:value-type="float">
            <text:p><text:s/>415 <text:s/></text:p>
          </table:table-cell>
          <table:table-cell table:style-name="ce42" office:value-type="float" office:value="324.444253642936" calcext:value-type="float">
            <text:p><text:s/>324 <text:s/></text:p>
          </table:table-cell>
          <table:table-cell table:style-name="ce42" office:value-type="float" office:value="793.5" calcext:value-type="float">
            <text:p><text:s/>794 <text:s/></text:p>
          </table:table-cell>
          <table:table-cell table:style-name="ce42" office:value-type="float" office:value="580.800779290682" calcext:value-type="float">
            <text:p><text:s/>581 <text:s/></text:p>
          </table:table-cell>
          <table:table-cell table:style-name="ce42" office:value-type="float" office:value="12291.9992207093" calcext:value-type="float">
            <text:p><text:s/>12,292 <text:s/></text:p>
          </table:table-cell>
          <table:table-cell table:style-name="ce42" office:value-type="float" office:value="35020" calcext:value-type="float">
            <text:p><text:s/>35,02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91.99" calcext:value-type="float">
            <text:p><text:s/>12,1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91.99" calcext:value-type="float">
            <text:p><text:s/>12,1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88.48" calcext:value-type="float">
            <text:p><text:s/>11,888 <text:s/></text:p>
          </table:table-cell>
          <table:table-cell table:style-name="ce42" office:value-type="float" office:value="2818580.7" calcext:value-type="float">
            <text:p><text:s/>2,818,581 <text:s/></text:p>
          </table:table-cell>
          <table:table-cell table:style-name="ce42" office:value-type="float" office:value="3349297.38" calcext:value-type="float">
            <text:p><text:s/>3,349,297 <text:s/></text:p>
          </table:table-cell>
          <table:table-cell table:style-name="ce42" office:value-type="float" office:value="515743.02" calcext:value-type="float">
            <text:p><text:s/>515,743 <text:s/></text:p>
          </table:table-cell>
          <table:table-cell table:style-name="ce42" office:value-type="float" office:value="9271.5" calcext:value-type="float">
            <text:p><text:s/>9,272 <text:s/></text:p>
          </table:table-cell>
          <table:table-cell table:style-name="ce42" office:value-type="float" office:value="83550.2138330519" calcext:value-type="float">
            <text:p><text:s/>83,550 <text:s/></text:p>
          </table:table-cell>
          <table:table-cell table:style-name="ce42" office:value-type="float" office:value="598984.986166948" calcext:value-type="float">
            <text:p><text:s/>598,985 <text:s/></text:p>
          </table:table-cell>
          <table:table-cell table:style-name="ce42" office:value-type="float" office:value="274483.7" calcext:value-type="float">
            <text:p><text:s/>274,4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88.48" calcext:value-type="float">
            <text:p><text:s/>11,888 <text:s/></text:p>
          </table:table-cell>
          <table:table-cell table:style-name="ce42" office:value-type="float" office:value="2818580.7" calcext:value-type="float">
            <text:p><text:s/>2,818,581 <text:s/></text:p>
          </table:table-cell>
          <table:table-cell table:style-name="ce42" office:value-type="float" office:value="1872551.0976" calcext:value-type="float">
            <text:p><text:s/>1,872,551 <text:s/></text:p>
          </table:table-cell>
          <table:table-cell table:style-name="ce42" office:value-type="float" office:value="291499.629517379" calcext:value-type="float">
            <text:p><text:s/>291,500 <text:s/></text:p>
          </table:table-cell>
          <table:table-cell table:style-name="ce42" office:value-type="float" office:value="9271.5" calcext:value-type="float">
            <text:p><text:s/>9,272 <text:s/></text:p>
          </table:table-cell>
          <table:table-cell table:style-name="ce42" office:value-type="float" office:value="83550.2138330519" calcext:value-type="float">
            <text:p><text:s/>83,550 <text:s/></text:p>
          </table:table-cell>
          <table:table-cell table:style-name="ce42" office:value-type="float" office:value="598984.986166948" calcext:value-type="float">
            <text:p><text:s/>598,985 <text:s/></text:p>
          </table:table-cell>
          <table:table-cell table:style-name="ce42" office:value-type="float" office:value="274483.7" calcext:value-type="float">
            <text:p><text:s/>274,48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76746.2824" calcext:value-type="float">
            <text:p><text:s/>1,476,746 <text:s/></text:p>
          </table:table-cell>
          <table:table-cell table:style-name="ce43" office:value-type="float" office:value="224243.390482621" calcext:value-type="float">
            <text:p><text:s/>224,2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60.32" calcext:value-type="float">
            <text:p><text:s/>9,160 <text:s/></text:p>
          </table:table-cell>
          <table:table-cell table:style-name="ce42" office:value-type="float" office:value="517.92" calcext:value-type="float">
            <text:p><text:s/>518 <text:s/></text:p>
          </table:table-cell>
          <table:table-cell table:style-name="ce42" office:value-type="float" office:value="7.5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.6" calcext:value-type="float">
            <text:p><text:s/>78 <text:s/></text:p>
          </table:table-cell>
          <table:table-cell table:style-name="ce42" office:value-type="float" office:value="28.9" calcext:value-type="float">
            <text:p><text:s/>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48" calcext:value-type="float">
            <text:p><text:s/>12 <text:s/></text:p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.88" calcext:value-type="float">
            <text:p><text:s/>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6.62" calcext:value-type="float">
            <text:p><text:s/>3,377 <text:s/></text:p>
          </table:table-cell>
          <table:table-cell table:style-name="ce42" office:value-type="float" office:value="236.34" calcext:value-type="float">
            <text:p><text:s/>236 <text:s/></text:p>
          </table:table-cell>
          <table:table-cell table:style-name="ce42" office:value-type="float" office:value="7.5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.6" calcext:value-type="float">
            <text:p><text:s/>78 <text:s/></text:p>
          </table:table-cell>
          <table:table-cell table:style-name="ce42" office:value-type="float" office:value="28.9" calcext:value-type="float">
            <text:p><text:s/>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29.58" calcext:value-type="float">
            <text:p><text:s/>5,430 <text:s/></text:p>
          </table:table-cell>
          <table:table-cell table:style-name="ce42" office:value-type="float" office:value="273.78" calcext:value-type="float">
            <text:p><text:s/>2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04.98" calcext:value-type="float">
            <text:p><text:s/>305 <text:s/></text:p>
          </table:table-cell>
          <table:table-cell table:style-name="ce43" office:value-type="float" office:value="7.02" calcext:value-type="float">
            <text:p><text:s/>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3997.537712" calcext:value-type="float">
            <text:p><text:s/>73,99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65486.644" calcext:value-type="float">
            <text:p><text:s/>2,065,487 <text:s/></text:p>
          </table:table-cell>
          <table:table-cell table:style-name="ce44" office:value-type="float" office:value="3830287.5" calcext:value-type="float">
            <text:p><text:s/>3,830,288 <text:s/></text:p>
          </table:table-cell>
          <table:table-cell table:style-name="ce44" office:value-type="float" office:value="568911.72" calcext:value-type="float">
            <text:p><text:s/>568,912 <text:s/></text:p>
          </table:table-cell>
          <table:table-cell table:style-name="ce44" office:value-type="float" office:value="12825" calcext:value-type="float">
            <text:p><text:s/>12,825 <text:s/></text:p>
          </table:table-cell>
          <table:table-cell table:style-name="ce44" office:value-type="float" office:value="135064.48592" calcext:value-type="float">
            <text:p><text:s/>135,064 <text:s/></text:p>
          </table:table-cell>
          <table:table-cell table:style-name="ce44" office:value-type="float" office:value="146529.30608" calcext:value-type="float">
            <text:p><text:s/>146,529 <text:s/></text:p>
          </table:table-cell>
          <table:table-cell table:style-name="ce44" office:value-type="float" office:value="73145.9" calcext:value-type="float">
            <text:p><text:s/>73,14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3997.537712" calcext:value-type="float">
            <text:p><text:s/>73,99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4.8" calcext:value-type="float">
            <text:p><text:s/>125 <text:s/></text:p>
          </table:table-cell>
          <table:table-cell table:style-name="ce44" office:value-type="float" office:value="3830287.5" calcext:value-type="float">
            <text:p><text:s/>3,830,288 <text:s/></text:p>
          </table:table-cell>
          <table:table-cell table:style-name="ce44" office:value-type="float" office:value="568911.72" calcext:value-type="float">
            <text:p><text:s/>568,912 <text:s/></text:p>
          </table:table-cell>
          <table:table-cell table:style-name="ce44" office:value-type="float" office:value="12825" calcext:value-type="float">
            <text:p><text:s/>12,825 <text:s/></text:p>
          </table:table-cell>
          <table:table-cell table:style-name="ce44" office:value-type="float" office:value="135064.48592" calcext:value-type="float">
            <text:p><text:s/>135,064 <text:s/></text:p>
          </table:table-cell>
          <table:table-cell table:style-name="ce44" office:value-type="float" office:value="146529.30608" calcext:value-type="float">
            <text:p><text:s/>146,529 <text:s/></text:p>
          </table:table-cell>
          <table:table-cell table:style-name="ce44" office:value-type="float" office:value="73145.9" calcext:value-type="float">
            <text:p><text:s/>73,1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1035.79988" calcext:value-type="float">
            <text:p><text:s/>61,0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.8" calcext:value-type="float">
            <text:p><text:s/>125 <text:s/></text:p>
          </table:table-cell>
          <table:table-cell table:style-name="ce42" office:value-type="float" office:value="32093.88" calcext:value-type="float">
            <text:p><text:s/>32,094 <text:s/></text:p>
          </table:table-cell>
          <table:table-cell table:style-name="ce42" office:value-type="float" office:value="3300.18" calcext:value-type="float">
            <text:p><text:s/>3,3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91.55" calcext:value-type="float">
            <text:p><text:s/>7,0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.52" calcext:value-type="float">
            <text:p><text:s/>222 <text:s/></text:p>
          </table:table-cell>
          <table:table-cell table:style-name="ce42" office:value-type="float" office:value="127.14" calcext:value-type="float">
            <text:p><text:s/>1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18.776144" calcext:value-type="float">
            <text:p><text:s/>1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88.28" calcext:value-type="float">
            <text:p><text:s/>4,388 <text:s/></text:p>
          </table:table-cell>
          <table:table-cell table:style-name="ce42" office:value-type="float" office:value="188.76" calcext:value-type="float">
            <text:p><text:s/>1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.9" calcext:value-type="float">
            <text:p><text:s/>2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0.14" calcext:value-type="float">
            <text:p><text:s/>1,180 <text:s/></text:p>
          </table:table-cell>
          <table:table-cell table:style-name="ce42" office:value-type="float" office:value="86.58" calcext:value-type="float">
            <text:p><text:s/>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.5" calcext:value-type="float">
            <text:p><text:s/>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.3" calcext:value-type="float">
            <text:p><text:s/>261 <text:s/></text:p>
          </table:table-cell>
          <table:table-cell table:style-name="ce42" office:value-type="float" office:value="10.92" calcext:value-type="float">
            <text:p><text:s/>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.45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3.4" calcext:value-type="float">
            <text:p><text:s/>413 <text:s/></text:p>
          </table:table-cell>
          <table:table-cell table:style-name="ce42" office:value-type="float" office:value="26.52" calcext:value-type="float">
            <text:p><text:s/>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0.52" calcext:value-type="float">
            <text:p><text:s/>1,821 <text:s/></text:p>
          </table:table-cell>
          <table:table-cell table:style-name="ce42" office:value-type="float" office:value="48.36" calcext:value-type="float">
            <text:p><text:s/>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.1" calcext:value-type="float">
            <text:p><text:s/>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.54" calcext:value-type="float">
            <text:p><text:s/>190 <text:s/></text:p>
          </table:table-cell>
          <table:table-cell table:style-name="ce42" office:value-type="float" office:value="4.68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9.68" calcext:value-type="float">
            <text:p><text:s/>980 <text:s/></text:p>
          </table:table-cell>
          <table:table-cell table:style-name="ce42" office:value-type="float" office:value="78" calcext:value-type="float">
            <text:p><text:s/>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1.1" calcext:value-type="float">
            <text:p><text:s/>9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9.68" calcext:value-type="float">
            <text:p><text:s/>980 <text:s/></text:p>
          </table:table-cell>
          <table:table-cell table:style-name="ce42" office:value-type="float" office:value="78" calcext:value-type="float">
            <text:p><text:s/>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1.1" calcext:value-type="float">
            <text:p><text:s/>9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79.68" calcext:value-type="float">
            <text:p>( 980 <text:s/>)</text:p>
          </table:table-cell>
          <table:table-cell table:style-name="ce45" office:value-type="float" office:value="78" calcext:value-type="float">
            <text:p>( 78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91.1" calcext:value-type="float">
            <text:p>( 99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9.7" calcext:value-type="float">
            <text:p><text:s/>1,260 <text:s/></text:p>
          </table:table-cell>
          <table:table-cell table:style-name="ce42" office:value-type="float" office:value="76.44" calcext:value-type="float">
            <text:p><text:s/>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85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3.68" calcext:value-type="float">
            <text:p><text:s/>434 <text:s/></text:p>
          </table:table-cell>
          <table:table-cell table:style-name="ce42" office:value-type="float" office:value="39" calcext:value-type="float">
            <text:p><text:s/>3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7.947328" calcext:value-type="float">
            <text:p><text:s/>28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227.68" calcext:value-type="float">
            <text:p><text:s/>2,228 <text:s/></text:p>
          </table:table-cell>
          <table:table-cell table:style-name="ce46" office:value-type="float" office:value="134.94" calcext:value-type="float">
            <text:p><text:s/>135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57563.344376" calcext:value-type="float">
            <text:p><text:s/>57,5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8.84" calcext:value-type="float">
            <text:p><text:s/>919 <text:s/></text:p>
          </table:table-cell>
          <table:table-cell table:style-name="ce42" office:value-type="float" office:value="28.08" calcext:value-type="float">
            <text:p><text:s/>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.15" calcext:value-type="float">
            <text:p><text:s/>2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8.4" calcext:value-type="float">
            <text:p><text:s/>608 <text:s/></text:p>
          </table:table-cell>
          <table:table-cell table:style-name="ce42" office:value-type="float" office:value="10.92" calcext:value-type="float">
            <text:p><text:s/>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57563.344376" calcext:value-type="float">
            <text:p><text:s/>57,5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.44" calcext:value-type="float">
            <text:p><text:s/>310 <text:s/></text:p>
          </table:table-cell>
          <table:table-cell table:style-name="ce42" office:value-type="float" office:value="17.16" calcext:value-type="float">
            <text:p><text:s/>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.15" calcext:value-type="float">
            <text:p><text:s/>2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37880.27416" calcext:value-type="float">
            <text:p>( 37,880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4.74" calcext:value-type="float">
            <text:p>( 65 <text:s/>)</text:p>
          </table:table-cell>
          <table:table-cell table:style-name="ce45" office:value-type="float" office:value="1.56" calcext:value-type="float">
            <text:p>( 2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623.555416" calcext:value-type="float">
            <text:p>( 2,624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83.46" calcext:value-type="float">
            <text:p>( 83 <text:s/>)</text:p>
          </table:table-cell>
          <table:table-cell table:style-name="ce47" office:value-type="float" office:value="0.78" calcext:value-type="float">
            <text:p>( 1 <text:s/>)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46.5" calcext:value-type="float">
            <text:p>( 24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.986832" calcext:value-type="float">
            <text:p><text:s/>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.8" calcext:value-type="float">
            <text:p><text:s/>125 <text:s/></text:p>
          </table:table-cell>
          <table:table-cell table:style-name="ce42" office:value-type="float" office:value="1210.56" calcext:value-type="float">
            <text:p><text:s/>1,211 <text:s/></text:p>
          </table:table-cell>
          <table:table-cell table:style-name="ce42" office:value-type="float" office:value="52.26" calcext:value-type="float">
            <text:p><text:s/>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67.6" calcext:value-type="float">
            <text:p><text:s/>4,4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7.56" calcext:value-type="float">
            <text:p><text:s/>938 <text:s/></text:p>
          </table:table-cell>
          <table:table-cell table:style-name="ce42" office:value-type="float" office:value="39" calcext:value-type="float">
            <text:p><text:s/>3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45.5" calcext:value-type="float">
            <text:p><text:s/>4,4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6.986832" calcext:value-type="float">
            <text:p><text:s/>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.8" calcext:value-type="float">
            <text:p><text:s/>125 <text:s/></text:p>
          </table:table-cell>
          <table:table-cell table:style-name="ce42" office:value-type="float" office:value="273" calcext:value-type="float">
            <text:p><text:s/>273 <text:s/></text:p>
          </table:table-cell>
          <table:table-cell table:style-name="ce42" office:value-type="float" office:value="13.26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.1" calcext:value-type="float">
            <text:p><text:s/>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4.8" calcext:value-type="float">
            <text:p>( 12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6.28" calcext:value-type="float">
            <text:p><text:s/>956 <text:s/></text:p>
          </table:table-cell>
          <table:table-cell table:style-name="ce42" office:value-type="float" office:value="77.22" calcext:value-type="float">
            <text:p><text:s/>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6.1" calcext:value-type="float">
            <text:p><text:s/>73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206.66" calcext:value-type="float">
            <text:p><text:s/>1,207 <text:s/></text:p>
          </table:table-cell>
          <table:table-cell table:style-name="ce46" office:value-type="float" office:value="95.16" calcext:value-type="float">
            <text:p><text:s/>95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318.7452" calcext:value-type="float">
            <text:p><text:s/>3,3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1.68" calcext:value-type="float">
            <text:p><text:s/>4,412 <text:s/></text:p>
          </table:table-cell>
          <table:table-cell table:style-name="ce42" office:value-type="float" office:value="397.02" calcext:value-type="float">
            <text:p><text:s/>3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.1" calcext:value-type="float">
            <text:p><text:s/>1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89.62" calcext:value-type="float">
            <text:p><text:s/>5,990 <text:s/></text:p>
          </table:table-cell>
          <table:table-cell table:style-name="ce42" office:value-type="float" office:value="1578.72" calcext:value-type="float">
            <text:p><text:s/>1,5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.35" calcext:value-type="float">
            <text:p><text:s/>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.14" calcext:value-type="float">
            <text:p><text:s/>478 <text:s/></text:p>
          </table:table-cell>
          <table:table-cell table:style-name="ce42" office:value-type="float" office:value="34.32" calcext:value-type="float">
            <text:p><text:s/>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.6" calcext:value-type="float">
            <text:p><text:s/>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2.58" calcext:value-type="float">
            <text:p><text:s/>633 <text:s/></text:p>
          </table:table-cell>
          <table:table-cell table:style-name="ce42" office:value-type="float" office:value="47.58" calcext:value-type="float">
            <text:p><text:s/>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4.08" calcext:value-type="float">
            <text:p><text:s/>2,914 <text:s/></text:p>
          </table:table-cell>
          <table:table-cell table:style-name="ce42" office:value-type="float" office:value="168.48" calcext:value-type="float">
            <text:p><text:s/>1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05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3505.16" calcext:value-type="float">
            <text:p><text:s/>3,673,505 <text:s/></text:p>
          </table:table-cell>
          <table:table-cell table:style-name="ce42" office:value-type="float" office:value="546703.56" calcext:value-type="float">
            <text:p><text:s/>546,704 <text:s/></text:p>
          </table:table-cell>
          <table:table-cell table:style-name="ce42" office:value-type="float" office:value="1531.5" calcext:value-type="float">
            <text:p><text:s/>1,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395.392" calcext:value-type="float">
            <text:p><text:s/>80,3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1.5" calcext:value-type="float">
            <text:p><text:s/>1,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395.392" calcext:value-type="float">
            <text:p><text:s/>80,3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3505.16" calcext:value-type="float">
            <text:p><text:s/>3,673,505 <text:s/></text:p>
          </table:table-cell>
          <table:table-cell table:style-name="ce42" office:value-type="float" office:value="546703.56" calcext:value-type="float">
            <text:p><text:s/>546,7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6.36" calcext:value-type="float">
            <text:p><text:s/>516 <text:s/></text:p>
          </table:table-cell>
          <table:table-cell table:style-name="ce42" office:value-type="float" office:value="5.46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.1" calcext:value-type="float">
            <text:p><text:s/>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3.24" calcext:value-type="float">
            <text:p><text:s/>513 <text:s/></text:p>
          </table:table-cell>
          <table:table-cell table:style-name="ce42" office:value-type="float" office:value="5.46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.55" calcext:value-type="float">
            <text:p><text:s/>3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.12" calcext:value-type="float">
            <text:p><text:s/>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8442.422" calcext:value-type="float">
            <text:p><text:s/>8,4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172.1" calcext:value-type="float">
            <text:p><text:s/>124,172 <text:s/></text:p>
          </table:table-cell>
          <table:table-cell table:style-name="ce42" office:value-type="float" office:value="18902.52" calcext:value-type="float">
            <text:p><text:s/>18,903 <text:s/></text:p>
          </table:table-cell>
          <table:table-cell table:style-name="ce42" office:value-type="float" office:value="11293.5" calcext:value-type="float">
            <text:p><text:s/>11,294 <text:s/></text:p>
          </table:table-cell>
          <table:table-cell table:style-name="ce42" office:value-type="float" office:value="135064.48592" calcext:value-type="float">
            <text:p><text:s/>135,064 <text:s/></text:p>
          </table:table-cell>
          <table:table-cell table:style-name="ce42" office:value-type="float" office:value="66133.91408" calcext:value-type="float">
            <text:p><text:s/>66,134 <text:s/></text:p>
          </table:table-cell>
          <table:table-cell table:style-name="ce42" office:value-type="float" office:value="66015.25" calcext:value-type="float">
            <text:p><text:s/>66,0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199.930376" calcext:value-type="float">
            <text:p><text:s/>7,2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1085.95" calcext:value-type="float">
            <text:p><text:s/>21,0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70.55" calcext:value-type="float">
            <text:p><text:s/>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.24" calcext:value-type="float">
            <text:p><text:s/>123 <text:s/></text:p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41.24" calcext:value-type="float">
            <text:p><text:s/>10,341 <text:s/></text:p>
          </table:table-cell>
          <table:table-cell table:style-name="ce42" office:value-type="float" office:value="300.3" calcext:value-type="float">
            <text:p><text:s/>3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4.98" calcext:value-type="float">
            <text:p><text:s/>4,985 <text:s/></text:p>
          </table:table-cell>
          <table:table-cell table:style-name="ce42" office:value-type="float" office:value="301.08" calcext:value-type="float">
            <text:p><text:s/>3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616.005688" calcext:value-type="float">
            <text:p><text:s/>6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163.36" calcext:value-type="float">
            <text:p><text:s/>89,163 <text:s/></text:p>
          </table:table-cell>
          <table:table-cell table:style-name="ce42" office:value-type="float" office:value="16511.04" calcext:value-type="float">
            <text:p><text:s/>16,511 <text:s/></text:p>
          </table:table-cell>
          <table:table-cell table:style-name="ce42" office:value-type="float" office:value="11293.5" calcext:value-type="float">
            <text:p><text:s/>11,294 <text:s/></text:p>
          </table:table-cell>
          <table:table-cell table:style-name="ce42" office:value-type="float" office:value="135064.48592" calcext:value-type="float">
            <text:p><text:s/>135,064 <text:s/></text:p>
          </table:table-cell>
          <table:table-cell table:style-name="ce42" office:value-type="float" office:value="66133.91408" calcext:value-type="float">
            <text:p><text:s/>66,134 <text:s/></text:p>
          </table:table-cell>
          <table:table-cell table:style-name="ce42" office:value-type="float" office:value="41561.6" calcext:value-type="float">
            <text:p><text:s/>41,56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26.485936" calcext:value-type="float">
            <text:p><text:s/>62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559.28" calcext:value-type="float">
            <text:p><text:s/>19,559 <text:s/></text:p>
          </table:table-cell>
          <table:table-cell table:style-name="ce43" office:value-type="float" office:value="1783.86" calcext:value-type="float">
            <text:p><text:s/>1,78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95.45" calcext:value-type="float">
            <text:p><text:s/>3,295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519.315832" calcext:value-type="float">
            <text:p><text:s/>4,519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5361.844" calcext:value-type="float">
            <text:p><text:s/>2,065,3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5361.844" calcext:value-type="float">
            <text:p><text:s/>2,065,3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65361.844" calcext:value-type="float">
            <text:p>( 2,065,36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22140.16" calcext:value-type="float">
            <text:p><text:s/>222,140 <text:s/></text:p>
          </table:table-cell>
          <table:table-cell table:style-name="ce42" office:value-type="float" office:value="3145557.28" calcext:value-type="float">
            <text:p><text:s/>3,145,5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641.28" calcext:value-type="float">
            <text:p><text:s/>117,641 <text:s/></text:p>
          </table:table-cell>
          <table:table-cell table:style-name="ce42" office:value-type="float" office:value="1083" calcext:value-type="float">
            <text:p><text:s/>1,083 <text:s/></text:p>
          </table:table-cell>
          <table:table-cell table:style-name="ce42" office:value-type="float" office:value="214963.025537632" calcext:value-type="float">
            <text:p><text:s/>214,9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38.72" calcext:value-type="float">
            <text:p><text:s/>6,639 <text:s/></text:p>
          </table:table-cell>
          <table:table-cell table:style-name="ce42" office:value-type="float" office:value="65138.4" calcext:value-type="float">
            <text:p><text:s/>65,1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3041.8" calcext:value-type="float">
            <text:p><text:s/>953,0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343.04" calcext:value-type="float">
            <text:p><text:s/>103,343 <text:s/></text:p>
          </table:table-cell>
          <table:table-cell table:style-name="ce42" office:value-type="float" office:value="50915" calcext:value-type="float">
            <text:p><text:s/>50,915 <text:s/></text:p>
          </table:table-cell>
          <table:table-cell table:style-name="ce42" office:value-type="float" office:value="11648.6237059369" calcext:value-type="float">
            <text:p><text:s/>11,6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09.42" calcext:value-type="float">
            <text:p><text:s/>21,509 <text:s/></text:p>
          </table:table-cell>
          <table:table-cell table:style-name="ce42" office:value-type="float" office:value="126578.308695652" calcext:value-type="float">
            <text:p><text:s/>126,5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22742.4" calcext:value-type="float">
            <text:p><text:s/>122,742 <text:s/></text:p>
          </table:table-cell>
          <table:table-cell table:style-name="ce42" office:value-type="float" office:value="1497454.56" calcext:value-type="float">
            <text:p><text:s/>1,497,4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4.08" calcext:value-type="float">
            <text:p><text:s/>2,1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96440.96" calcext:value-type="float">
            <text:p><text:s/>96,441 <text:s/></text:p>
          </table:table-cell>
          <table:table-cell table:style-name="ce42" office:value-type="float" office:value="-132803.981538462" calcext:value-type="float">
            <text:p><text:s/>-132,8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211.0067326733" calcext:value-type="float">
            <text:p><text:s/>40,211 <text:s/></text:p>
          </table:table-cell>
          <table:table-cell table:style-name="ce42" office:value-type="float" office:value="-3848" calcext:value-type="float">
            <text:p><text:s/>-3,848 <text:s/></text:p>
          </table:table-cell>
          <table:table-cell table:style-name="ce42" office:value-type="float" office:value="-2209.45999999999" calcext:value-type="float">
            <text:p><text:s/>-2,2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3155.16" calcext:value-type="float">
            <text:p><text:s/>-23,155 <text:s/></text:p>
          </table:table-cell>
          <table:table-cell table:style-name="ce42" office:value-type="float" office:value="-2107.63999999994" calcext:value-type="float">
            <text:p><text:s/>-2,1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956.8" calcext:value-type="float">
            <text:p><text:s/>2,957 <text:s/></text:p>
          </table:table-cell>
          <table:table-cell table:style-name="ce43" office:value-type="float" office:value="827864.901538462" calcext:value-type="float">
            <text:p><text:s/>827,8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28046.8467326733" calcext:value-type="float">
            <text:p><text:s/>-28,047 <text:s/></text:p>
          </table:table-cell>
          <table:table-cell table:style-name="ce43" office:value-type="float" office:value="-45984" calcext:value-type="float">
            <text:p><text:s/>-45,984 <text:s/></text:p>
          </table:table-cell>
          <table:table-cell table:style-name="ce43" office:value-type="float" office:value="205523.861831695" calcext:value-type="float">
            <text:p><text:s/>205,52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284.46" calcext:value-type="float">
            <text:p><text:s/>8,284 <text:s/></text:p>
          </table:table-cell>
          <table:table-cell table:style-name="ce43" office:value-type="float" office:value="-59332.2686956522" calcext:value-type="float">
            <text:p><text:s/>-59,3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55194.48" calcext:value-type="float">
            <text:p><text:s/>55,194 <text:s/></text:p>
          </table:table-cell>
          <table:table-cell table:style-name="ce42" office:value-type="float" office:value="1675531.74153846" calcext:value-type="float">
            <text:p><text:s/>1,675,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92" calcext:value-type="float">
            <text:p><text:s/>2 <text:s/></text:p>
          </table:table-cell>
          <table:table-cell table:style-name="ce42" office:value-type="float" office:value="5" calcext:value-type="float">
            <text:p><text:s/>5 <text:s/></text:p>
          </table:table-cell>
          <table:table-cell table:style-name="ce42" office:value-type="float" office:value="11112.87" calcext:value-type="float">
            <text:p><text:s/>11,1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635.41" calcext:value-type="float">
            <text:p><text:s/>114,63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18639.548694882" calcext:value-type="float">
            <text:p><text:s/>218,640 <text:s/></text:p>
          </table:table-cell>
          <table:table-cell table:style-name="ce42" office:value-type="float" office:value="4682306.49826804" calcext:value-type="float">
            <text:p><text:s/>4,682,3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8636.88" calcext:value-type="float">
            <text:p><text:s/>218,637 <text:s/></text:p>
          </table:table-cell>
          <table:table-cell table:style-name="ce42" office:value-type="float" office:value="4601846.44" calcext:value-type="float">
            <text:p><text:s/>4,601,8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.6686948816" calcext:value-type="float">
            <text:p><text:s/>3 <text:s/></text:p>
          </table:table-cell>
          <table:table-cell table:style-name="ce43" office:value-type="float" office:value="80460.0582680377" calcext:value-type="float">
            <text:p><text:s/>80,46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779950.24" calcext:value-type="float">
            <text:p><text:s/>3,779,950 <text:s/></text:p>
          </table:table-cell>
          <table:table-cell table:style-name="ce42" office:value-type="float" office:value="11176832.52" calcext:value-type="float">
            <text:p><text:s/>11,176,8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581.544554455" calcext:value-type="float">
            <text:p><text:s/>314,582 <text:s/></text:p>
          </table:table-cell>
          <table:table-cell table:style-name="ce42" office:value-type="float" office:value="503568" calcext:value-type="float">
            <text:p><text:s/>503,568 <text:s/></text:p>
          </table:table-cell>
          <table:table-cell table:style-name="ce42" office:value-type="float" office:value="60608.26" calcext:value-type="float">
            <text:p><text:s/>60,6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379.12" calcext:value-type="float">
            <text:p><text:s/>95,379 <text:s/></text:p>
          </table:table-cell>
          <table:table-cell table:style-name="ce42" office:value-type="float" office:value="967549.111739131" calcext:value-type="float">
            <text:p><text:s/>967,5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702707.9232" calcext:value-type="float">
            <text:p><text:s/>3,702,708 <text:s/></text:p>
          </table:table-cell>
          <table:table-cell table:style-name="ce42" office:value-type="float" office:value="11176832.52" calcext:value-type="float">
            <text:p><text:s/>11,176,8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581.544554455" calcext:value-type="float">
            <text:p><text:s/>314,582 <text:s/></text:p>
          </table:table-cell>
          <table:table-cell table:style-name="ce42" office:value-type="float" office:value="503568" calcext:value-type="float">
            <text:p><text:s/>503,568 <text:s/></text:p>
          </table:table-cell>
          <table:table-cell table:style-name="ce42" office:value-type="float" office:value="60608.26" calcext:value-type="float">
            <text:p><text:s/>60,6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379.12" calcext:value-type="float">
            <text:p><text:s/>95,379 <text:s/></text:p>
          </table:table-cell>
          <table:table-cell table:style-name="ce42" office:value-type="float" office:value="874545.50213913" calcext:value-type="float">
            <text:p><text:s/>874,54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77242.3168" calcext:value-type="float">
            <text:p><text:s/>77,24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93003.6096" calcext:value-type="float">
            <text:p><text:s/>93,0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958.96" calcext:value-type="float">
            <text:p><text:s/>31,959 <text:s/></text:p>
          </table:table-cell>
          <table:table-cell table:style-name="ce42" office:value-type="float" office:value="884194.907800001" calcext:value-type="float">
            <text:p><text:s/>884,1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" calcext:value-type="float">
            <text:p><text:s/>2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95.92" calcext:value-type="float">
            <text:p><text:s/>96 <text:s/></text:p>
          </table:table-cell>
          <table:table-cell table:style-name="ce42" office:value-type="float" office:value="173.88" calcext:value-type="float">
            <text:p><text:s/>1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60.56" calcext:value-type="float">
            <text:p><text:s/>561 <text:s/></text:p>
          </table:table-cell>
          <table:table-cell table:style-name="ce42" office:value-type="float" office:value="9033.48" calcext:value-type="float">
            <text:p><text:s/>9,0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" calcext:value-type="float">
            <text:p><text:s/>2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176.64" calcext:value-type="float">
            <text:p><text:s/>31,177 <text:s/></text:p>
          </table:table-cell>
          <table:table-cell table:style-name="ce42" office:value-type="float" office:value="874987.547800001" calcext:value-type="float">
            <text:p><text:s/>874,9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25.84" calcext:value-type="float">
            <text:p><text:s/>126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477114.05130512" calcext:value-type="float">
            <text:p><text:s/>3,477,114 <text:s/></text:p>
          </table:table-cell>
          <table:table-cell table:style-name="ce44" office:value-type="float" office:value="4762664.27393196" calcext:value-type="float">
            <text:p><text:s/>4,762,66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6532.777821782" calcext:value-type="float">
            <text:p><text:s/>286,533 <text:s/></text:p>
          </table:table-cell>
          <table:table-cell table:style-name="ce44" office:value-type="float" office:value="457579" calcext:value-type="float">
            <text:p><text:s/>457,579 <text:s/></text:p>
          </table:table-cell>
          <table:table-cell table:style-name="ce44" office:value-type="float" office:value="255019.251831695" calcext:value-type="float">
            <text:p><text:s/>255,01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03417.58" calcext:value-type="float">
            <text:p><text:s/>103,418 <text:s/></text:p>
          </table:table-cell>
          <table:table-cell table:style-name="ce44" office:value-type="float" office:value="793581.433043478" calcext:value-type="float">
            <text:p><text:s/>793,58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477114.05130512" calcext:value-type="float">
            <text:p><text:s/>3,477,114 <text:s/></text:p>
          </table:table-cell>
          <table:table-cell table:style-name="ce44" office:value-type="float" office:value="4762664.27393196" calcext:value-type="float">
            <text:p><text:s/>4,762,664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5273.54" calcext:value-type="float">
            <text:p><text:s/>75,27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44847.651305118" calcext:value-type="float">
            <text:p><text:s/>244,848 <text:s/></text:p>
          </table:table-cell>
          <table:table-cell table:style-name="ce42" office:value-type="float" office:value="4181510.39393196" calcext:value-type="float">
            <text:p><text:s/>4,181,5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273.54" calcext:value-type="float">
            <text:p><text:s/>75,2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6576.88" calcext:value-type="float">
            <text:p><text:s/>26,577 <text:s/></text:p>
          </table:table-cell>
          <table:table-cell table:style-name="ce42" office:value-type="float" office:value="11642.6" calcext:value-type="float">
            <text:p><text:s/>11,6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7144.48" calcext:value-type="float">
            <text:p><text:s/>27,144 <text:s/></text:p>
          </table:table-cell>
          <table:table-cell table:style-name="ce42" office:value-type="float" office:value="407439.951313801" calcext:value-type="float">
            <text:p><text:s/>407,4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966.96" calcext:value-type="float">
            <text:p><text:s/>6,967 <text:s/></text:p>
          </table:table-cell>
          <table:table-cell table:style-name="ce42" office:value-type="float" office:value="821621.254092338" calcext:value-type="float">
            <text:p><text:s/>821,6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78.96" calcext:value-type="float">
            <text:p><text:s/>279 <text:s/></text:p>
          </table:table-cell>
          <table:table-cell table:style-name="ce42" office:value-type="float" office:value="22919.04" calcext:value-type="float">
            <text:p><text:s/>22,9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717.76" calcext:value-type="float">
            <text:p><text:s/>1,718 <text:s/></text:p>
          </table:table-cell>
          <table:table-cell table:style-name="ce42" office:value-type="float" office:value="6922.08" calcext:value-type="float">
            <text:p><text:s/>6,9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503.4913051184" calcext:value-type="float">
            <text:p><text:s/>5,503 <text:s/></text:p>
          </table:table-cell>
          <table:table-cell table:style-name="ce42" office:value-type="float" office:value="417962.593166178" calcext:value-type="float">
            <text:p><text:s/>417,9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12" calcext:value-type="float">
            <text:p><text:s/>9,5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42.4" calcext:value-type="float">
            <text:p><text:s/>642 <text:s/></text:p>
          </table:table-cell>
          <table:table-cell table:style-name="ce42" office:value-type="float" office:value="1217.16" calcext:value-type="float">
            <text:p><text:s/>1,2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3984.4" calcext:value-type="float">
            <text:p><text:s/>23,984 <text:s/></text:p>
          </table:table-cell>
          <table:table-cell table:style-name="ce42" office:value-type="float" office:value="970610.033141484" calcext:value-type="float">
            <text:p><text:s/>970,6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3984.4" calcext:value-type="float">
            <text:p><text:s/>23,984 <text:s/></text:p>
          </table:table-cell>
          <table:table-cell table:style-name="ce42" office:value-type="float" office:value="970610.033177346" calcext:value-type="float">
            <text:p><text:s/>970,6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3984.4" calcext:value-type="float">
            <text:p>( 23,984 <text:s/>)</text:p>
          </table:table-cell>
          <table:table-cell table:style-name="ce45" office:value-type="float" office:value="970610.03319432" calcext:value-type="float">
            <text:p>( 970,61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-0.000016974" calcext:value-type="float">
            <text:p>( -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25189600251455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0672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304.96" calcext:value-type="float">
            <text:p><text:s/>4,305 <text:s/></text:p>
          </table:table-cell>
          <table:table-cell table:style-name="ce42" office:value-type="float" office:value="91418.56" calcext:value-type="float">
            <text:p><text:s/>91,4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907.28" calcext:value-type="float">
            <text:p><text:s/>907 <text:s/></text:p>
          </table:table-cell>
          <table:table-cell table:style-name="ce42" office:value-type="float" office:value="91011.92" calcext:value-type="float">
            <text:p><text:s/>91,0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601.84" calcext:value-type="float">
            <text:p><text:s/>3,602 <text:s/></text:p>
          </table:table-cell>
          <table:table-cell table:style-name="ce46" office:value-type="float" office:value="180572.84221816" calcext:value-type="float">
            <text:p><text:s/>180,57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0493.76" calcext:value-type="float">
            <text:p><text:s/>30,494 <text:s/></text:p>
          </table:table-cell>
          <table:table-cell table:style-name="ce42" office:value-type="float" office:value="465665.36" calcext:value-type="float">
            <text:p><text:s/>465,6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761.54" calcext:value-type="float">
            <text:p><text:s/>65,7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1971.84" calcext:value-type="float">
            <text:p><text:s/>21,972 <text:s/></text:p>
          </table:table-cell>
          <table:table-cell table:style-name="ce42" office:value-type="float" office:value="34130.16" calcext:value-type="float">
            <text:p><text:s/>34,1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052.28" calcext:value-type="float">
            <text:p><text:s/>20,0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8521.92" calcext:value-type="float">
            <text:p><text:s/>8,522 <text:s/></text:p>
          </table:table-cell>
          <table:table-cell table:style-name="ce42" office:value-type="float" office:value="431535.2" calcext:value-type="float">
            <text:p><text:s/>431,5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709.26" calcext:value-type="float">
            <text:p><text:s/>45,7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61.76" calcext:value-type="float">
            <text:p>( 662 <text:s/>)</text:p>
          </table:table-cell>
          <table:table-cell table:style-name="ce45" office:value-type="float" office:value="26504.28" calcext:value-type="float">
            <text:p>( 26,50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018.72" calcext:value-type="float">
            <text:p>( 2,019 <text:s/>)</text:p>
          </table:table-cell>
          <table:table-cell table:style-name="ce47" office:value-type="float" office:value="226645.68" calcext:value-type="float">
            <text:p>( 226,64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148" calcext:value-type="float">
            <text:p><text:s/>16,148 <text:s/></text:p>
          </table:table-cell>
          <table:table-cell table:style-name="ce42" office:value-type="float" office:value="424402.44" calcext:value-type="float">
            <text:p><text:s/>424,4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4555.2" calcext:value-type="float">
            <text:p><text:s/>14,555 <text:s/></text:p>
          </table:table-cell>
          <table:table-cell table:style-name="ce42" office:value-type="float" office:value="371043.36" calcext:value-type="float">
            <text:p><text:s/>371,0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592.8" calcext:value-type="float">
            <text:p><text:s/>1,593 <text:s/></text:p>
          </table:table-cell>
          <table:table-cell table:style-name="ce42" office:value-type="float" office:value="53359.08" calcext:value-type="float">
            <text:p><text:s/>53,3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017.76" calcext:value-type="float">
            <text:p><text:s/>5,018 <text:s/></text:p>
          </table:table-cell>
          <table:table-cell table:style-name="ce42" office:value-type="float" office:value="69139.84" calcext:value-type="float">
            <text:p><text:s/>69,1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652.64" calcext:value-type="float">
            <text:p><text:s/>1,653 <text:s/></text:p>
          </table:table-cell>
          <table:table-cell table:style-name="ce46" office:value-type="float" office:value="16046.64" calcext:value-type="float">
            <text:p><text:s/>16,04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939.36" calcext:value-type="float">
            <text:p><text:s/>7,939 <text:s/></text:p>
          </table:table-cell>
          <table:table-cell table:style-name="ce42" office:value-type="float" office:value="55361" calcext:value-type="float">
            <text:p><text:s/>55,3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1331.76" calcext:value-type="float">
            <text:p><text:s/>11,332 <text:s/></text:p>
          </table:table-cell>
          <table:table-cell table:style-name="ce42" office:value-type="float" office:value="39011.68" calcext:value-type="float">
            <text:p><text:s/>39,0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403.28" calcext:value-type="float">
            <text:p><text:s/>2,403 <text:s/></text:p>
          </table:table-cell>
          <table:table-cell table:style-name="ce42" office:value-type="float" office:value="25909.04" calcext:value-type="float">
            <text:p><text:s/>25,9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68.96" calcext:value-type="float">
            <text:p><text:s/>16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68062.72" calcext:value-type="float">
            <text:p><text:s/>68,063 <text:s/></text:p>
          </table:table-cell>
          <table:table-cell table:style-name="ce42" office:value-type="float" office:value="62636.36" calcext:value-type="float">
            <text:p><text:s/>62,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212301.52" calcext:value-type="float">
            <text:p><text:s/>2,212,302 <text:s/></text:p>
          </table:table-cell>
          <table:table-cell table:style-name="ce42" office:value-type="float" office:value="117398.44" calcext:value-type="float">
            <text:p><text:s/>117,3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067637.44" calcext:value-type="float">
            <text:p><text:s/>2,067,63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3228.24" calcext:value-type="float">
            <text:p><text:s/>43,22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1435.84" calcext:value-type="float">
            <text:p><text:s/>101,436 <text:s/></text:p>
          </table:table-cell>
          <table:table-cell table:style-name="ce42" office:value-type="float" office:value="117398.44" calcext:value-type="float">
            <text:p><text:s/>117,3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76143.6" calcext:value-type="float">
            <text:p><text:s/>676,144 <text:s/></text:p>
          </table:table-cell>
          <table:table-cell table:style-name="ce42" office:value-type="float" office:value="176222.32" calcext:value-type="float">
            <text:p><text:s/>176,2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559.36" calcext:value-type="float">
            <text:p><text:s/>1,559 <text:s/></text:p>
          </table:table-cell>
          <table:table-cell table:style-name="ce42" office:value-type="float" office:value="1404.84" calcext:value-type="float">
            <text:p><text:s/>1,4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74584.24" calcext:value-type="float">
            <text:p><text:s/>674,584 <text:s/></text:p>
          </table:table-cell>
          <table:table-cell table:style-name="ce43" office:value-type="float" office:value="174817.48" calcext:value-type="float">
            <text:p><text:s/>174,81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3821.28" calcext:value-type="float">
            <text:p><text:s/>343,821 <text:s/></text:p>
          </table:table-cell>
          <table:table-cell table:style-name="ce42" office:value-type="float" office:value="287533.12" calcext:value-type="float">
            <text:p><text:s/>287,5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0563.84" calcext:value-type="float">
            <text:p><text:s/>20,564 <text:s/></text:p>
          </table:table-cell>
          <table:table-cell table:style-name="ce42" office:value-type="float" office:value="53624.96" calcext:value-type="float">
            <text:p><text:s/>53,6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554.64" calcext:value-type="float">
            <text:p><text:s/>2,555 <text:s/></text:p>
          </table:table-cell>
          <table:table-cell table:style-name="ce42" office:value-type="float" office:value="3032.32" calcext:value-type="float">
            <text:p><text:s/>3,0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0228.24" calcext:value-type="float">
            <text:p><text:s/>10,228 <text:s/></text:p>
          </table:table-cell>
          <table:table-cell table:style-name="ce42" office:value-type="float" office:value="140.76" calcext:value-type="float">
            <text:p><text:s/>1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4737.92" calcext:value-type="float">
            <text:p><text:s/>4,73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094.96" calcext:value-type="float">
            <text:p><text:s/>3,095 <text:s/></text:p>
          </table:table-cell>
          <table:table-cell table:style-name="ce42" office:value-type="float" office:value="1321.12" calcext:value-type="float">
            <text:p><text:s/>1,3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2124.32" calcext:value-type="float">
            <text:p><text:s/>222,124 <text:s/></text:p>
          </table:table-cell>
          <table:table-cell table:style-name="ce42" office:value-type="float" office:value="192487" calcext:value-type="float">
            <text:p><text:s/>192,4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0517.36" calcext:value-type="float">
            <text:p><text:s/>80,517 <text:s/></text:p>
          </table:table-cell>
          <table:table-cell table:style-name="ce43" office:value-type="float" office:value="36926.96" calcext:value-type="float">
            <text:p><text:s/>36,92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532.777821782" calcext:value-type="float">
            <text:p><text:s/>286,533 <text:s/></text:p>
          </table:table-cell>
          <table:table-cell table:style-name="ce42" office:value-type="float" office:value="457579" calcext:value-type="float">
            <text:p><text:s/>457,579 <text:s/></text:p>
          </table:table-cell>
          <table:table-cell table:style-name="ce42" office:value-type="float" office:value="255019.251831695" calcext:value-type="float">
            <text:p><text:s/>255,0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144.04" calcext:value-type="float">
            <text:p><text:s/>28,144 <text:s/></text:p>
          </table:table-cell>
          <table:table-cell table:style-name="ce42" office:value-type="float" office:value="793581.433043478" calcext:value-type="float">
            <text:p><text:s/>793,58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532.777821782" calcext:value-type="float">
            <text:p><text:s/>286,533 <text:s/></text:p>
          </table:table-cell>
          <table:table-cell table:style-name="ce42" office:value-type="float" office:value="457579" calcext:value-type="float">
            <text:p><text:s/>457,579 <text:s/></text:p>
          </table:table-cell>
          <table:table-cell table:style-name="ce42" office:value-type="float" office:value="255019.251831695" calcext:value-type="float">
            <text:p><text:s/>255,0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144.04" calcext:value-type="float">
            <text:p><text:s/>28,144 <text:s/></text:p>
          </table:table-cell>
          <table:table-cell table:style-name="ce42" office:value-type="float" office:value="793581.433043478" calcext:value-type="float">
            <text:p><text:s/>793,58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77627.850260794" calcext:value-type="float">
            <text:p><text:s/>977,628 <text:s/></text:p>
          </table:table-cell>
          <table:table-cell table:style-name="ce42" office:value-type="float" office:value="21270395.6730892" calcext:value-type="float">
            <text:p><text:s/>21,270,3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77613.662260793" calcext:value-type="float">
            <text:p><text:s/>977,614 <text:s/></text:p>
          </table:table-cell>
          <table:table-cell table:style-name="ce42" office:value-type="float" office:value="20640276.2817392" calcext:value-type="float">
            <text:p><text:s/>20,640,2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4.188" calcext:value-type="float">
            <text:p><text:s/>14 <text:s/></text:p>
          </table:table-cell>
          <table:table-cell table:style-name="ce42" office:value-type="float" office:value="630119.39135" calcext:value-type="float">
            <text:p><text:s/>630,1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138071.87" calcext:value-type="float">
            <text:p><text:s/>1,138,072 <text:s/></text:p>
          </table:table-cell>
          <table:table-cell table:style-name="ce41" office:value-type="float" office:value="0" calcext:value-type="float">
            <text:p/>
          </table:table-cell>
          <table:table-cell table:number-columns-repeated="3" table:style-name="ce41" office:value-type="float" office:value="41179.1496091863" calcext:value-type="float">
            <text:p><text:s/>41,179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211284.45" calcext:value-type="float">
            <text:p><text:s/>211,2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926787.42" calcext:value-type="float">
            <text:p><text:s/>926,787 <text:s/></text:p>
          </table:table-cell>
          <table:table-cell table:style-name="ce43" office:value-type="float" office:value="0" calcext:value-type="float">
            <text:p/>
          </table:table-cell>
          <table:table-cell table:number-columns-repeated="3" table:style-name="ce43" office:value-type="float" office:value="41179.1496091863" calcext:value-type="float">
            <text:p><text:s/>41,17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2398.4866849842" calcext:value-type="float">
            <text:p><text:s/>2,398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41179.149613098" calcext:value-type="float">
            <text:p><text:s/>41,1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2398.4866849842" calcext:value-type="float">
            <text:p><text:s/>2,398 <text:s/></text:p>
          </table:table-cell>
          <table:table-cell table:style-name="ce43" office:value-type="float" office:value="0" calcext:value-type="float">
            <text:p/>
          </table:table-cell>
          <table:table-cell table:number-columns-repeated="3" table:style-name="ce43" office:value-type="float" office:value="41179.149613098" calcext:value-type="float">
            <text:p><text:s/>41,17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51435.81" calcext:value-type="float">
            <text:p><text:s/>51,4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51435.81" calcext:value-type="float">
            <text:p><text:s/>51,4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872953.123315016" calcext:value-type="float">
            <text:p><text:s/>872,953 <text:s/></text:p>
          </table:table-cell>
          <table:table-cell table:style-name="ce44" office:value-type="float" office:value="0" calcext:value-type="float">
            <text:p/>
          </table:table-cell>
          <table:table-cell table:number-columns-repeated="3" table:style-name="ce44" office:value-type="float" office:value="-0.000003911688" calcext:value-type="float">
            <text:p><text:s/>-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93135.553315016" calcext:value-type="float">
            <text:p><text:s/>693,136 <text:s/></text:p>
          </table:table-cell>
          <table:table-cell table:style-name="ce44" office:value-type="float" office:value="0" calcext:value-type="float">
            <text:p/>
          </table:table-cell>
          <table:table-cell table:number-columns-repeated="3" table:style-name="ce44" office:value-type="float" office:value="-0.000003911688" calcext:value-type="float">
            <text:p><text:s/>-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59800.773315016" calcext:value-type="float">
            <text:p><text:s/>159,801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3911688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133.65" calcext:value-type="float">
            <text:p><text:s/>1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3859.0233150158" calcext:value-type="float">
            <text:p><text:s/>13,8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593.73" calcext:value-type="float">
            <text:p><text:s/>5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14.58" calcext:value-type="float">
            <text:p><text:s/>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3911688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2545.83" calcext:value-type="float">
            <text:p><text:s/>2,5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311.04" calcext:value-type="float">
            <text:p><text:s/>31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10028.78" calcext:value-type="float">
            <text:p><text:s/>110,0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10028.78" calcext:value-type="float">
            <text:p><text:s/>110,0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65341.08" calcext:value-type="float">
            <text:p>( 65,34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2945.94" calcext:value-type="float">
            <text:p>( 32,94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2207.25" calcext:value-type="float">
            <text:p><text:s/>2,2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589.68" calcext:value-type="float">
            <text:p><text:s/>59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29483.19" calcext:value-type="float">
            <text:p><text:s/>29,4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34.02" calcext:value-type="float">
            <text:p><text:s/>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90310.14" calcext:value-type="float">
            <text:p><text:s/>90,3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8420.15" calcext:value-type="float">
            <text:p><text:s/>78,4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8376.21" calcext:value-type="float">
            <text:p><text:s/>8,3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513.78" calcext:value-type="float">
            <text:p><text:s/>3,51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443024.64" calcext:value-type="float">
            <text:p><text:s/>443,025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179817.57" calcext:value-type="float">
            <text:p><text:s/>179,8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179817.57" calcext:value-type="float">
            <text:p><text:s/>179,8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0253.183374" calcext:value-type="float">
            <text:p><text:s/>130,253 <text:s/></text:p>
          </table:table-cell>
          <table:table-cell table:style-name="ce42" office:value-type="float" office:value="31436" calcext:value-type="float">
            <text:p><text:s/>31,436 <text:s/></text:p>
          </table:table-cell>
          <table:table-cell table:style-name="ce42" office:value-type="float" office:value="98817.183374" calcext:value-type="float">
            <text:p><text:s/>98,817 <text:s/></text:p>
          </table:table-cell>
          <table:table-cell table:number-columns-repeated="3" table:style-name="ce42" office:value-type="float" office:value="192204.934271" calcext:value-type="float">
            <text:p><text:s/>192,2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30253.183374" calcext:value-type="float">
            <text:p><text:s/>130,253 <text:s/></text:p>
          </table:table-cell>
          <table:table-cell table:style-name="ce42" office:value-type="float" office:value="31436" calcext:value-type="float">
            <text:p><text:s/>31,436 <text:s/></text:p>
          </table:table-cell>
          <table:table-cell table:style-name="ce42" office:value-type="float" office:value="98817.183374" calcext:value-type="float">
            <text:p><text:s/>98,817 <text:s/></text:p>
          </table:table-cell>
          <table:table-cell table:number-columns-repeated="3" table:style-name="ce42" office:value-type="float" office:value="192204.934271" calcext:value-type="float">
            <text:p><text:s/>192,2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18257.156144" calcext:value-type="float">
            <text:p><text:s/>418,257 <text:s/></text:p>
          </table:table-cell>
          <table:table-cell table:style-name="ce41" office:value-type="float" office:value="2784.5424" calcext:value-type="float">
            <text:p><text:s/>2,78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368761.5628" calcext:value-type="float">
            <text:p><text:s/>7,368,7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368761.5628" calcext:value-type="float">
            <text:p><text:s/>7,368,762 <text:s/></text:p>
          </table:table-cell>
          <table:table-cell table:style-name="ce43" office:value-type="float" office:value="418257.156144" calcext:value-type="float">
            <text:p><text:s/>418,257 <text:s/></text:p>
          </table:table-cell>
          <table:table-cell table:style-name="ce43" office:value-type="float" office:value="2784.5424" calcext:value-type="float">
            <text:p><text:s/>2,78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5.03712551" calcext:value-type="float">
            <text:p><text:s/>8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368761.5628" calcext:value-type="float">
            <text:p><text:s/>7,368,762 <text:s/></text:p>
          </table:table-cell>
          <table:table-cell table:style-name="ce42" office:value-type="float" office:value="574680.062144" calcext:value-type="float">
            <text:p><text:s/>574,680 <text:s/></text:p>
          </table:table-cell>
          <table:table-cell table:style-name="ce42" office:value-type="float" office:value="2784.5424" calcext:value-type="float">
            <text:p><text:s/>2,7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368761.5628" calcext:value-type="float">
            <text:p><text:s/>7,368,762 <text:s/></text:p>
          </table:table-cell>
          <table:table-cell table:style-name="ce42" office:value-type="float" office:value="574680.062144" calcext:value-type="float">
            <text:p><text:s/>574,680 <text:s/></text:p>
          </table:table-cell>
          <table:table-cell table:style-name="ce42" office:value-type="float" office:value="2784.5424" calcext:value-type="float">
            <text:p><text:s/>2,7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422.906" calcext:value-type="float">
            <text:p><text:s/>156,4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28970.928828" calcext:value-type="float">
            <text:p><text:s/>7,228,97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422.906" calcext:value-type="float">
            <text:p><text:s/>156,4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28970.928828" calcext:value-type="float">
            <text:p><text:s/>7,228,97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9357.755358" calcext:value-type="float">
            <text:p><text:s/>689,35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72.00283" calcext:value-type="float">
            <text:p><text:s/>4,77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9.96671" calcext:value-type="float">
            <text:p><text:s/>30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2.911988" calcext:value-type="float">
            <text:p><text:s/>1,10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077.36729" calcext:value-type="float">
            <text:p><text:s/>157,07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3021.83254" calcext:value-type="float">
            <text:p><text:s/>333,02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083.674" calcext:value-type="float">
            <text:p><text:s/>193,08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14066.91039449" calcext:value-type="float">
            <text:p><text:s/>414,06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125461.22595" calcext:value-type="float">
            <text:p><text:s/>6,125,46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125461.22595" calcext:value-type="float">
            <text:p><text:s/>6,125,4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20538.218804" calcext:value-type="float">
            <text:p><text:s/>3,620,5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51.69523" calcext:value-type="float">
            <text:p><text:s/>9,7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301.379668" calcext:value-type="float">
            <text:p><text:s/>204,3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8392.175194" calcext:value-type="float">
            <text:p><text:s/>588,39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995.169404" calcext:value-type="float">
            <text:p><text:s/>11,9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108.327958" calcext:value-type="float">
            <text:p><text:s/>61,1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7801.921062" calcext:value-type="float">
            <text:p><text:s/>237,8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29.122038" calcext:value-type="float">
            <text:p><text:s/>15,0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9562.308494" calcext:value-type="float">
            <text:p><text:s/>639,5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790.121244" calcext:value-type="float">
            <text:p><text:s/>186,7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5603.309494" calcext:value-type="float">
            <text:p>( 115,60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8660.822892" calcext:value-type="float">
            <text:p>( 48,66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525.988858" calcext:value-type="float">
            <text:p>( 22,52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6251.55767" calcext:value-type="float">
            <text:p><text:s/>266,2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520.62958" calcext:value-type="float">
            <text:p><text:s/>186,521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638.49682" calcext:value-type="float">
            <text:p><text:s/>113,6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363.401176" calcext:value-type="float">
            <text:p><text:s/>46,36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72617.392882" calcext:value-type="float">
            <text:p><text:s/>172,6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6816.774862" calcext:value-type="float">
            <text:p><text:s/>306,8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9601.19213" calcext:value-type="float">
            <text:p><text:s/>179,6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215.582732" calcext:value-type="float">
            <text:p><text:s/>127,2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4609.317404" calcext:value-type="float">
            <text:p><text:s/>434,6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8390.355008" calcext:value-type="float">
            <text:p><text:s/>418,3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18.962396" calcext:value-type="float">
            <text:p><text:s/>16,2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304.878096" calcext:value-type="float">
            <text:p>( 6,30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031.918104" calcext:value-type="float">
            <text:p><text:s/>204,03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89880.97059" calcext:value-type="float">
            <text:p><text:s/>89,8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4662.95965" calcext:value-type="float">
            <text:p><text:s/>264,6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522.41816" calcext:value-type="float">
            <text:p><text:s/>76,5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152.4365" calcext:value-type="float">
            <text:p><text:s/>62,1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323.410348" calcext:value-type="float">
            <text:p><text:s/>62,3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76.62326" calcext:value-type="float">
            <text:p><text:s/>18,97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35.725162" calcext:value-type="float">
            <text:p><text:s/>19,8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35.725162" calcext:value-type="float">
            <text:p><text:s/>19,8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144.134752" calcext:value-type="float">
            <text:p><text:s/>150,14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06.85578" calcext:value-type="float">
            <text:p><text:s/>20,30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9837.278972" calcext:value-type="float">
            <text:p><text:s/>129,8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0039.8786" calcext:value-type="float">
            <text:p><text:s/>1,060,0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050.985463083" calcext:value-type="float">
            <text:p><text:s/>128,0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313.9613328526" calcext:value-type="float">
            <text:p><text:s/>53,3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694.995874" calcext:value-type="float">
            <text:p><text:s/>16,6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69.808114" calcext:value-type="float">
            <text:p><text:s/>15,3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036.144836" calcext:value-type="float">
            <text:p><text:s/>34,0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918.4886960733" calcext:value-type="float">
            <text:p><text:s/>28,9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93.0425539133" calcext:value-type="float">
            <text:p><text:s/>11,6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386.647318078" calcext:value-type="float">
            <text:p><text:s/>163,3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8353.942346" calcext:value-type="float">
            <text:p><text:s/>158,35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50221.862066" calcext:value-type="float">
            <text:p><text:s/>450,222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274903.268632" calcext:value-type="float">
            <text:p><text:s/>1,274,9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8276138" calcext:value-type="float">
            <text:p><text:s/>28,276,138 <text:s/></text:p>
          </table:table-cell>
          <table:table-cell table:style-name="ce42" office:value-type="float" office:value="6682326.304" calcext:value-type="float">
            <text:p><text:s/>6,682,326 <text:s/></text:p>
          </table:table-cell>
          <table:table-cell table:style-name="ce42" office:value-type="float" office:value="3237.84" calcext:value-type="float">
            <text:p><text:s/>3,2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8276138" calcext:value-type="float">
            <text:p><text:s/>28,276,138 <text:s/></text:p>
          </table:table-cell>
          <table:table-cell table:style-name="ce42" office:value-type="float" office:value="6682326.304" calcext:value-type="float">
            <text:p><text:s/>6,682,326 <text:s/></text:p>
          </table:table-cell>
          <table:table-cell table:style-name="ce42" office:value-type="float" office:value="3237.84" calcext:value-type="float">
            <text:p><text:s/>3,2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3393.8" calcext:value-type="float">
            <text:p><text:s/>13,39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197313.21915272" calcext:value-type="float">
            <text:p><text:s/>2,197,313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568296.8145376" calcext:value-type="float">
            <text:p><text:s/>44,568,297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2908.39240159" calcext:value-type="float">
            <text:p><text:s/>1,302,908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2331.04" calcext:value-type="float">
            <text:p><text:s/>1,622,331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857.408" calcext:value-type="float">
            <text:p><text:s/>493,857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429455.89393625" calcext:value-type="float">
            <text:p><text:s/>-429,456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3393.8" calcext:value-type="float">
            <text:p><text:s/>13,39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3775969.087225" calcext:value-type="float">
            <text:p><text:s/>43,775,969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6082.42073846" calcext:value-type="float">
            <text:p><text:s/>3,066,082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5.03712551" calcext:value-type="float">
            <text:p><text:s/>85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280901.0639853" calcext:value-type="float">
            <text:p><text:s/>45,280,901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1992.007" calcext:value-type="float">
            <text:p><text:s/>2,771,992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0574.90847" calcext:value-type="float">
            <text:p><text:s/>1,800,575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19836.09" calcext:value-type="float">
            <text:p><text:s/>22,119,836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58098.255344" calcext:value-type="float">
            <text:p><text:s/>17,758,098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30399.803171293" calcext:value-type="float">
            <text:p><text:s/>830,400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325394.9058216" calcext:value-type="float">
            <text:p><text:s/>36,325,395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553673.98362" calcext:value-type="float">
            <text:p><text:s/>34,553,674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71720.9222016" calcext:value-type="float">
            <text:p><text:s/>1,771,721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38352.050058" calcext:value-type="float">
            <text:p><text:s/>3,138,352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33.26983" calcext:value-type="float">
            <text:p><text:s/>5,633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5225.91481" calcext:value-type="float">
            <text:p><text:s/>285,226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032.2994" calcext:value-type="float">
            <text:p><text:s/>280,032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3.691988" calcext:value-type="float">
            <text:p><text:s/>1,104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4390.96749" calcext:value-type="float">
            <text:p><text:s/>2,034,391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8451.41254" calcext:value-type="float">
            <text:p><text:s/>338,451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083.674" calcext:value-type="float">
            <text:p><text:s/>193,084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30.82" calcext:value-type="float">
            <text:p><text:s/>431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42982.41372449" calcext:value-type="float">
            <text:p><text:s/>442,982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3393.8" calcext:value-type="float">
            <text:p><text:s/>13,3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172961.0074148" calcext:value-type="float">
            <text:p><text:s/>28,172,961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3393.8" calcext:value-type="float">
            <text:p><text:s/>13,3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978477.0507179" calcext:value-type="float">
            <text:p><text:s/>23,978,477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45845.1473719" calcext:value-type="float">
            <text:p><text:s/>11,745,845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166.89023" calcext:value-type="float">
            <text:p><text:s/>59,167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2298.605496817" calcext:value-type="float">
            <text:p><text:s/>662,299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2301.16617838" calcext:value-type="float">
            <text:p><text:s/>1,452,301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00.499404" calcext:value-type="float">
            <text:p><text:s/>35,500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167.517958" calcext:value-type="float">
            <text:p><text:s/>70,168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3092.960567182" calcext:value-type="float">
            <text:p><text:s/>843,093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73.900038" calcext:value-type="float">
            <text:p><text:s/>18,774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2465.99702594" calcext:value-type="float">
            <text:p><text:s/>2,162,466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1352.16796029" calcext:value-type="float">
            <text:p><text:s/>1,261,352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53858.09468832" calcext:value-type="float">
            <text:p>( 1,153,858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4968.0844139684" calcext:value-type="float">
            <text:p>( 84,968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525.988858" calcext:value-type="float">
            <text:p>( 22,526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7751.756464943" calcext:value-type="float">
            <text:p><text:s/>517,752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3748.965600711" calcext:value-type="float">
            <text:p><text:s/>373,749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613.107" calcext:value-type="float">
            <text:p><text:s/>9,613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728.50082" calcext:value-type="float">
            <text:p><text:s/>214,729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311.425376" calcext:value-type="float">
            <text:p><text:s/>147,311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71783.41550016" calcext:value-type="float">
            <text:p><text:s/>371,783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6183.793862" calcext:value-type="float">
            <text:p><text:s/>2,806,184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3404.22613" calcext:value-type="float">
            <text:p><text:s/>1,733,404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2779.567732" calcext:value-type="float">
            <text:p><text:s/>1,072,780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7635.4116" calcext:value-type="float">
            <text:p>( 137,635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66519.2468" calcext:value-type="float">
            <text:p>( 266,519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4729.85250341" calcext:value-type="float">
            <text:p><text:s/>1,654,730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4894.23690741" calcext:value-type="float">
            <text:p><text:s/>1,574,894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835.615596" calcext:value-type="float">
            <text:p><text:s/>79,836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429.678096" calcext:value-type="float">
            <text:p>( 6,430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745.644504" calcext:value-type="float">
            <text:p><text:s/>284,746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17134.32559" calcext:value-type="float">
            <text:p><text:s/>117,134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3888.74725" calcext:value-type="float">
            <text:p><text:s/>373,889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738.05776" calcext:value-type="float">
            <text:p><text:s/>133,73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108.0637" calcext:value-type="float">
            <text:p><text:s/>122,108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124.950348" calcext:value-type="float">
            <text:p><text:s/>63,125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600.83326" calcext:value-type="float">
            <text:p><text:s/>152,601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04967.737162" calcext:value-type="float">
            <text:p><text:s/>6,104,968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926.892" calcext:value-type="float">
            <text:p><text:s/>81,927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41142.6" calcext:value-type="float">
            <text:p><text:s/>5,741,143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063.965162" calcext:value-type="float">
            <text:p><text:s/>63,064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834.28" calcext:value-type="float">
            <text:p><text:s/>218,834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3312.894752" calcext:value-type="float">
            <text:p><text:s/>1,003,313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68.22578" calcext:value-type="float">
            <text:p><text:s/>24,068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9244.668972" calcext:value-type="float">
            <text:p><text:s/>979,245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01.814" calcext:value-type="float">
            <text:p><text:s/>4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3117.8758" calcext:value-type="float">
            <text:p><text:s/>2,203,118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050.985463083" calcext:value-type="float">
            <text:p><text:s/>128,051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061.060932853" calcext:value-type="float">
            <text:p><text:s/>234,061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52.505874" calcext:value-type="float">
            <text:p><text:s/>22,353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62.048114" calcext:value-type="float">
            <text:p><text:s/>25,862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117.004836" calcext:value-type="float">
            <text:p><text:s/>49,117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19.5486960733" calcext:value-type="float">
            <text:p><text:s/>38,320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93.0425539133" calcext:value-type="float">
            <text:p><text:s/>11,693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386.647318078" calcext:value-type="float">
            <text:p><text:s/>163,387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401.814" calcext:value-type="float">
            <text:p><text:s/>4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5597.915546" calcext:value-type="float">
            <text:p><text:s/>925,598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04677.116466" calcext:value-type="float">
            <text:p><text:s/>604,677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2991.986" calcext:value-type="float">
            <text:p><text:s/>12,99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21233.395632" calcext:value-type="float">
            <text:p><text:s/>2,921,233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4483.95669696" calcext:value-type="float">
            <text:p><text:s/>4,194,484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4483.95669696" calcext:value-type="float">
            <text:p><text:s/>4,194,484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65361.844" calcext:value-type="float">
            <text:p>( 2,065,362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057808.704" calcext:value-type="float">
            <text:p><text:s/>84,057,809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185035.704" calcext:value-type="float">
            <text:p><text:s/>80,185,036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72773" calcext:value-type="float">
            <text:p><text:s/>3,872,773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